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100%" draw:textarea-horizontal-align="justify" draw:textarea-vertical-align="middle" draw:auto-grow-height="false" fo:min-height="4.497cm" fo:min-width="0cm" draw:shadow-opacity="100%"/>
    </style:style>
    <style:style style:name="gr2" style:family="graphic" style:parent-style-name="Default_5f_1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Default_5f_1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width="1.25cm" svg:stroke-color="#ff6600" draw:marker-start-width="4.055cm" draw:marker-end-width="4.055cm" draw:fill="none" draw:textarea-horizontal-align="center" draw:textarea-vertical-align="middle" fo:padding-top="0.75cm" fo:padding-bottom="0.75cm" fo:padding-left="0.875cm" fo:padding-right="0.875cm"/>
    </style:style>
    <style:style style:name="gr5" style:family="graphic" style:parent-style-name="standard">
      <style:graphic-properties svg:stroke-width="0.03cm" draw:marker-start-width="0.4cm" draw:marker-end-width="0.4cm" draw:opacity="50%" draw:textarea-horizontal-align="justify" draw:textarea-vertical-align="middle" draw:auto-grow-height="false" fo:min-height="0cm" fo:min-width="0cm" fo:padding-top="0.14cm" fo:padding-bottom="0.14cm" fo:padding-left="0.265cm" fo:padding-right="0.265cm" draw:shadow-opacity="50%"/>
    </style:style>
    <style:style style:name="gr6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51cm" svg:stroke-color="#ff6600" draw:marker-start-width="1.85cm" draw:marker-end-width="1.85cm" draw:fill="none" draw:textarea-horizontal-align="center" draw:textarea-vertical-align="middle" fo:padding-top="0.38cm" fo:padding-bottom="0.38cm" fo:padding-left="0.505cm" fo:padding-right="0.505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3cm" svg:stroke-color="#99cc99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1cm" draw:marker-start-width="0.335cm" draw:marker-end-width="0.335cm" draw:opacity="50%" draw:textarea-horizontal-align="justify" draw:textarea-vertical-align="middle" draw:auto-grow-height="false" fo:min-height="0cm" fo:min-width="0.03cm" fo:padding-top="0.13cm" fo:padding-bottom="0.13cm" fo:padding-left="0.255cm" fo:padding-right="0.255cm" draw:shadow-opacity="50%"/>
    </style:style>
    <style:style style:name="gr13" style:family="graphic" style:parent-style-name="objectwithoutfill">
      <style:graphic-properties svg:stroke-width="0.02cm" draw:marker-start-width="0.365cm" draw:marker-end-width="0.365cm" draw:fill="none" draw:opacity="50%" draw:textarea-horizontal-align="center" draw:textarea-vertical-align="middle" fo:padding-top="0.135cm" fo:padding-bottom="0.135cm" fo:padding-left="0.26cm" fo:padding-right="0.26cm" draw:shadow-opacity="50%"/>
    </style:style>
    <style:style style:name="gr14" style:family="graphic" style:parent-style-name="objectwithoutfill">
      <style:graphic-properties svg:stroke-width="0.02cm" svg:stroke-color="#336699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6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7" style:family="graphic" style:parent-style-name="Default_5f_1">
      <style:graphic-properties draw:fill-color="#99cc99" draw:textarea-horizontal-align="justify" draw:textarea-vertical-align="middle" draw:auto-grow-height="false" fo:min-height="0cm" fo:min-width="0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83cm" fo:min-width="3.592cm"/>
    </style:style>
    <style:style style:name="gr19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20" style:family="graphic" style:parent-style-name="Default_5f_1">
      <style:graphic-properties draw:opacity="50%" draw:textarea-horizontal-align="justify" draw:textarea-vertical-align="middle" draw:auto-grow-height="false" fo:min-height="4.093cm" fo:min-width="1.291cm" draw:shadow-opacity="50%"/>
    </style:style>
    <style:style style:name="gr21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22" style:family="graphic" style:parent-style-name="Default_5f_1">
      <style:graphic-properties draw:textarea-horizontal-align="justify" draw:textarea-vertical-align="middle" draw:auto-grow-height="false" fo:min-height="0.296cm" fo:min-width="0.007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315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171cm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26" style:family="graphic" style:parent-style-name="Default_5f_1">
      <style:graphic-properties draw:opacity="50%" draw:textarea-horizontal-align="justify" draw:textarea-vertical-align="middle" draw:auto-grow-height="false" fo:min-height="1.795cm" fo:min-width="0.498cm" draw:shadow-opacity="50%"/>
    </style:style>
    <style:style style:name="gr27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2.861cm"/>
    </style:style>
    <style:style style:name="gr28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1.14cm"/>
    </style:style>
    <style:style style:name="gr29" style:family="graphic" style:parent-style-name="standard">
      <style:graphic-properties draw:fill-color="#00cc00" draw:textarea-horizontal-align="justify" draw:textarea-vertical-align="middle" draw:auto-grow-height="false" fo:min-height="0.05cm" fo:min-width="0cm"/>
    </style:style>
    <style:style style:name="gr30" style:family="graphic" style:parent-style-name="standard">
      <style:graphic-properties draw:fill-color="#ffd320" draw:textarea-horizontal-align="justify" draw:textarea-vertical-align="middle" draw:auto-grow-height="false" fo:min-height="0.05cm" fo:min-width="0cm"/>
    </style:style>
    <style:style style:name="gr31" style:family="graphic" style:parent-style-name="standard">
      <style:graphic-properties draw:fill-color="#c5000b" draw:textarea-horizontal-align="justify" draw:textarea-vertical-align="middle" draw:auto-grow-height="false" fo:min-height="0.0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3.251cm" fo:min-width="0cm"/>
    </style:style>
    <style:style style:name="gr34" style:family="graphic" style:parent-style-name="standard">
      <style:graphic-properties draw:fill-color="#b2b2b2" draw:textarea-horizontal-align="justify" draw:textarea-vertical-align="middle" draw:auto-grow-height="false" fo:min-height="3.251cm" fo:min-width="0.5cm"/>
    </style:style>
    <style:style style:name="gr35" style:family="graphic" style:parent-style-name="objectwithoutfill">
      <style:graphic-properties draw:fill="none" draw:textarea-horizontal-align="center" draw:textarea-vertical-align="middle"/>
    </style:style>
    <style:style style:name="gr36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fill-color="#b2b2b2" draw:textarea-horizontal-align="justify" draw:textarea-vertical-align="middle" draw:auto-grow-height="false" fo:min-height="3.251cm" fo:min-width="0.4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-color="#6699cc"/>
      <style:paragraph-properties fo:text-align="center"/>
    </style:style>
    <style:style style:name="P6" style:family="paragraph">
      <loext:graphic-properties draw:fill-color="#99cc99"/>
      <style:paragraph-properties fo:text-align="center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-color="#999999" draw:opacity="50%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4pt" style:font-size-asian="4pt" style:font-size-complex="4pt"/>
    </style:style>
    <style:style style:name="P13" style:family="paragraph">
      <loext:graphic-properties draw:fill="none" draw:fill-color="#ffffff"/>
      <style:text-properties fo:font-size="6pt" style:font-size-asian="6pt" style:font-size-complex="6pt"/>
    </style:style>
    <style:style style:name="P14" style:family="paragraph">
      <loext:graphic-properties draw:fill-color="#ffcc00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-color="#00cc00"/>
      <style:paragraph-properties fo:text-align="center"/>
    </style:style>
    <style:style style:name="P16" style:family="paragraph">
      <loext:graphic-properties draw:fill-color="#ffd320"/>
      <style:paragraph-properties fo:text-align="center"/>
    </style:style>
    <style:style style:name="P17" style:family="paragraph">
      <loext:graphic-properties draw:fill-color="#c5000b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weight="bold"/>
    </style:style>
    <style:style style:name="P19" style:family="paragraph">
      <style:text-properties fo:font-size="4pt" style:font-size-asian="4pt" style:font-size-complex="4pt"/>
    </style:style>
    <style:style style:name="P20" style:family="paragraph">
      <loext:graphic-properties draw:fill-color="#b2b2b2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acastillage" svg:width="0.25cm" svg:height="4.747cm" svg:x="20.338cm" svg:y="7.1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ircuit imprimé" svg:x1="15.291cm" svg:y1="11.382cm" svg:x2="15.291cm" svg:y2="7.672cm">
          <text:p/>
        </draw:line>
        <draw:line draw:style-name="gr2" draw:text-style-name="P2" draw:layer="circuit imprimé" svg:x1="15.541cm" svg:y1="11.382cm" svg:x2="15.541cm" svg:y2="7.672cm">
          <text:p/>
        </draw:line>
        <draw:line draw:style-name="gr2" draw:text-style-name="P2" draw:layer="circuit imprimé" svg:x1="15.8cm" svg:y1="11.382cm" svg:x2="15.8cm" svg:y2="7.672cm">
          <text:p/>
        </draw:line>
        <draw:line draw:style-name="gr2" draw:text-style-name="P2" draw:layer="circuit imprimé" svg:x1="16.05cm" svg:y1="11.382cm" svg:x2="16.05cm" svg:y2="7.672cm">
          <text:p/>
        </draw:line>
        <draw:line draw:style-name="gr2" draw:text-style-name="P2" draw:layer="circuit imprimé" svg:x1="14.034cm" svg:y1="11.386cm" svg:x2="14.034cm" svg:y2="7.676cm">
          <text:p/>
        </draw:line>
        <draw:line draw:style-name="gr2" draw:text-style-name="P2" draw:layer="circuit imprimé" svg:x1="14.284cm" svg:y1="11.386cm" svg:x2="14.284cm" svg:y2="7.676cm">
          <text:p/>
        </draw:line>
        <draw:line draw:style-name="gr2" draw:text-style-name="P2" draw:layer="circuit imprimé" svg:x1="14.543cm" svg:y1="11.386cm" svg:x2="14.543cm" svg:y2="7.676cm">
          <text:p/>
        </draw:line>
        <draw:line draw:style-name="gr2" draw:text-style-name="P2" draw:layer="circuit imprimé" svg:x1="14.793cm" svg:y1="11.386cm" svg:x2="14.793cm" svg:y2="7.676cm">
          <text:p/>
        </draw:line>
        <draw:line draw:style-name="gr2" draw:text-style-name="P2" draw:layer="circuit imprimé" svg:x1="15.047cm" svg:y1="11.39cm" svg:x2="15.047cm" svg:y2="7.68cm">
          <text:p/>
        </draw:line>
        <draw:line draw:style-name="gr2" draw:text-style-name="P2" draw:layer="circuit imprimé" svg:x1="13.271cm" svg:y1="11.382cm" svg:x2="13.271cm" svg:y2="7.672cm">
          <text:p/>
        </draw:line>
        <draw:line draw:style-name="gr2" draw:text-style-name="P2" draw:layer="circuit imprimé" svg:x1="13.521cm" svg:y1="11.382cm" svg:x2="13.521cm" svg:y2="7.672cm">
          <text:p/>
        </draw:line>
        <draw:line draw:style-name="gr2" draw:text-style-name="P2" draw:layer="circuit imprimé" svg:x1="13.78cm" svg:y1="11.382cm" svg:x2="13.78cm" svg:y2="7.672cm">
          <text:p/>
        </draw:line>
        <draw:line draw:style-name="gr2" draw:text-style-name="P2" draw:layer="circuit imprimé" svg:x1="12.014cm" svg:y1="11.386cm" svg:x2="12.014cm" svg:y2="7.676cm">
          <text:p/>
        </draw:line>
        <draw:line draw:style-name="gr2" draw:text-style-name="P2" draw:layer="circuit imprimé" svg:x1="12.264cm" svg:y1="11.386cm" svg:x2="12.264cm" svg:y2="7.676cm">
          <text:p/>
        </draw:line>
        <draw:line draw:style-name="gr2" draw:text-style-name="P2" draw:layer="circuit imprimé" svg:x1="12.523cm" svg:y1="11.386cm" svg:x2="12.523cm" svg:y2="7.676cm">
          <text:p/>
        </draw:line>
        <draw:line draw:style-name="gr2" draw:text-style-name="P2" draw:layer="circuit imprimé" svg:x1="12.773cm" svg:y1="11.386cm" svg:x2="12.773cm" svg:y2="7.676cm">
          <text:p/>
        </draw:line>
        <draw:line draw:style-name="gr2" draw:text-style-name="P2" draw:layer="circuit imprimé" svg:x1="13.027cm" svg:y1="11.39cm" svg:x2="13.027cm" svg:y2="7.68cm">
          <text:p/>
        </draw:line>
        <draw:line draw:style-name="gr2" draw:text-style-name="P2" draw:layer="circuit imprimé" svg:x1="19.582cm" svg:y1="10.572cm" svg:x2="19.582cm" svg:y2="8.528cm">
          <text:p/>
        </draw:line>
        <draw:line draw:style-name="gr2" draw:text-style-name="P2" draw:layer="circuit imprimé" svg:x1="18.837cm" svg:y1="11.386cm" svg:x2="18.837cm" svg:y2="7.676cm">
          <text:p/>
        </draw:line>
        <draw:line draw:style-name="gr2" draw:text-style-name="P2" draw:layer="circuit imprimé" svg:x1="19.087cm" svg:y1="11.386cm" svg:x2="19.087cm" svg:y2="7.676cm">
          <text:p/>
        </draw:line>
        <draw:line draw:style-name="gr2" draw:text-style-name="P2" draw:layer="circuit imprimé" svg:x1="19.346cm" svg:y1="11.386cm" svg:x2="19.346cm" svg:y2="7.676cm">
          <text:p/>
        </draw:line>
        <draw:line draw:style-name="gr2" draw:text-style-name="P2" draw:layer="circuit imprimé" svg:x1="17.561cm" svg:y1="11.382cm" svg:x2="17.561cm" svg:y2="7.672cm">
          <text:p/>
        </draw:line>
        <draw:line draw:style-name="gr2" draw:text-style-name="P2" draw:layer="circuit imprimé" svg:x1="17.811cm" svg:y1="11.382cm" svg:x2="17.811cm" svg:y2="7.672cm">
          <text:p/>
        </draw:line>
        <draw:line draw:style-name="gr2" draw:text-style-name="P2" draw:layer="circuit imprimé" svg:x1="18.07cm" svg:y1="11.382cm" svg:x2="18.07cm" svg:y2="7.672cm">
          <text:p/>
        </draw:line>
        <draw:line draw:style-name="gr2" draw:text-style-name="P2" draw:layer="circuit imprimé" svg:x1="18.32cm" svg:y1="11.382cm" svg:x2="18.32cm" svg:y2="7.672cm">
          <text:p/>
        </draw:line>
        <draw:line draw:style-name="gr2" draw:text-style-name="P2" draw:layer="circuit imprimé" svg:x1="18.574cm" svg:y1="11.386cm" svg:x2="18.574cm" svg:y2="7.676cm">
          <text:p/>
        </draw:line>
        <draw:line draw:style-name="gr2" draw:text-style-name="P2" draw:layer="circuit imprimé" svg:x1="16.304cm" svg:y1="11.386cm" svg:x2="16.304cm" svg:y2="7.676cm">
          <text:p/>
        </draw:line>
        <draw:line draw:style-name="gr2" draw:text-style-name="P2" draw:layer="circuit imprimé" svg:x1="16.554cm" svg:y1="11.386cm" svg:x2="16.554cm" svg:y2="7.676cm">
          <text:p/>
        </draw:line>
        <draw:line draw:style-name="gr2" draw:text-style-name="P2" draw:layer="circuit imprimé" svg:x1="16.813cm" svg:y1="11.386cm" svg:x2="16.813cm" svg:y2="7.676cm">
          <text:p/>
        </draw:line>
        <draw:line draw:style-name="gr2" draw:text-style-name="P2" draw:layer="circuit imprimé" svg:x1="17.063cm" svg:y1="11.386cm" svg:x2="17.063cm" svg:y2="7.676cm">
          <text:p/>
        </draw:line>
        <draw:line draw:style-name="gr2" draw:text-style-name="P2" draw:layer="circuit imprimé" svg:x1="17.317cm" svg:y1="11.39cm" svg:x2="17.317cm" svg:y2="7.68cm">
          <text:p/>
        </draw:line>
        <draw:rect draw:style-name="gr3" draw:text-style-name="P3" draw:layer="layout" svg:width="3.635cm" svg:height="8.261cm" draw:transform="rotate (1.5707963267949) translate (11.974cm 11.379cm)">
          <text:p/>
        </draw:rect>
        <draw:circle draw:style-name="gr3" draw:text-style-name="P3" draw:layer="perçages" svg:width="0.08cm" svg:height="0.08cm" draw:transform="rotate (1.5707963267949) translate (16.253cm 11.229cm)">
          <text:p/>
        </draw:circle>
        <draw:circle draw:style-name="gr3" draw:text-style-name="P3" draw:layer="perçages" svg:width="0.08cm" svg:height="0.08cm" draw:transform="rotate (1.5707963267949) translate (16.253cm 10.975cm)">
          <text:p/>
        </draw:circle>
        <draw:circle draw:style-name="gr3" draw:text-style-name="P3" draw:layer="perçages" svg:width="0.08cm" svg:height="0.08cm" draw:transform="rotate (1.5707963267949) translate (16.253cm 10.721cm)">
          <text:p/>
        </draw:circle>
        <draw:circle draw:style-name="gr3" draw:text-style-name="P3" draw:layer="perçages" svg:width="0.08cm" svg:height="0.08cm" draw:transform="rotate (1.5707963267949) translate (16.253cm 10.467cm)">
          <text:p/>
        </draw:circle>
        <draw:circle draw:style-name="gr3" draw:text-style-name="P3" draw:layer="perçages" svg:width="0.08cm" svg:height="0.08cm" draw:transform="rotate (1.5707963267949) translate (16.253cm 10.213cm)">
          <text:p/>
        </draw:circle>
        <draw:circle draw:style-name="gr3" draw:text-style-name="P3" draw:layer="perçages" svg:width="0.08cm" svg:height="0.08cm" draw:transform="rotate (1.5707963267949) translate (16.253cm 9.959cm)">
          <text:p/>
        </draw:circle>
        <draw:circle draw:style-name="gr3" draw:text-style-name="P3" draw:layer="perçages" svg:width="0.08cm" svg:height="0.08cm" draw:transform="rotate (1.5707963267949) translate (16.253cm 9.705cm)">
          <text:p/>
        </draw:circle>
        <draw:circle draw:style-name="gr3" draw:text-style-name="P3" draw:layer="perçages" svg:width="0.08cm" svg:height="0.08cm" draw:transform="rotate (1.5707963267949) translate (16.253cm 9.451cm)">
          <text:p/>
        </draw:circle>
        <draw:circle draw:style-name="gr3" draw:text-style-name="P3" draw:layer="perçages" svg:width="0.08cm" svg:height="0.08cm" draw:transform="rotate (1.5707963267949) translate (16.253cm 9.197cm)">
          <text:p/>
        </draw:circle>
        <draw:circle draw:style-name="gr3" draw:text-style-name="P3" draw:layer="perçages" svg:width="0.08cm" svg:height="0.08cm" draw:transform="rotate (1.5707963267949) translate (16.253cm 8.943cm)">
          <text:p/>
        </draw:circle>
        <draw:circle draw:style-name="gr3" draw:text-style-name="P3" draw:layer="perçages" svg:width="0.08cm" svg:height="0.08cm" draw:transform="rotate (1.5707963267949) translate (16.253cm 8.689cm)">
          <text:p/>
        </draw:circle>
        <draw:circle draw:style-name="gr3" draw:text-style-name="P3" draw:layer="perçages" svg:width="0.08cm" svg:height="0.08cm" draw:transform="rotate (1.5707963267949) translate (16.253cm 8.435cm)">
          <text:p/>
        </draw:circle>
        <draw:circle draw:style-name="gr3" draw:text-style-name="P3" draw:layer="perçages" svg:width="0.08cm" svg:height="0.08cm" draw:transform="rotate (1.5707963267949) translate (16.253cm 8.181cm)">
          <text:p/>
        </draw:circle>
        <draw:circle draw:style-name="gr3" draw:text-style-name="P3" draw:layer="perçages" svg:width="0.08cm" svg:height="0.08cm" draw:transform="rotate (1.5707963267949) translate (16.253cm 7.927cm)">
          <text:p/>
        </draw:circle>
        <draw:circle draw:style-name="gr3" draw:text-style-name="P3" draw:layer="perçages" svg:width="0.08cm" svg:height="0.08cm" draw:transform="rotate (1.5707963267949) translate (16.507cm 11.229cm)">
          <text:p/>
        </draw:circle>
        <draw:circle draw:style-name="gr3" draw:text-style-name="P3" draw:layer="perçages" svg:width="0.08cm" svg:height="0.08cm" draw:transform="rotate (1.5707963267949) translate (16.507cm 10.975cm)">
          <text:p/>
        </draw:circle>
        <draw:circle draw:style-name="gr3" draw:text-style-name="P3" draw:layer="perçages" svg:width="0.08cm" svg:height="0.08cm" draw:transform="rotate (1.5707963267949) translate (16.507cm 10.721cm)">
          <text:p/>
        </draw:circle>
        <draw:circle draw:style-name="gr3" draw:text-style-name="P3" draw:layer="perçages" svg:width="0.08cm" svg:height="0.08cm" draw:transform="rotate (1.5707963267949) translate (16.507cm 10.467cm)">
          <text:p/>
        </draw:circle>
        <draw:circle draw:style-name="gr3" draw:text-style-name="P3" draw:layer="perçages" svg:width="0.08cm" svg:height="0.08cm" draw:transform="rotate (1.5707963267949) translate (16.507cm 10.213cm)">
          <text:p/>
        </draw:circle>
        <draw:circle draw:style-name="gr3" draw:text-style-name="P3" draw:layer="perçages" svg:width="0.08cm" svg:height="0.08cm" draw:transform="rotate (1.5707963267949) translate (16.507cm 9.959cm)">
          <text:p/>
        </draw:circle>
        <draw:circle draw:style-name="gr3" draw:text-style-name="P3" draw:layer="perçages" svg:width="0.08cm" svg:height="0.08cm" draw:transform="rotate (1.5707963267949) translate (16.507cm 9.705cm)">
          <text:p/>
        </draw:circle>
        <draw:circle draw:style-name="gr3" draw:text-style-name="P3" draw:layer="perçages" svg:width="0.08cm" svg:height="0.08cm" draw:transform="rotate (1.5707963267949) translate (16.507cm 9.451cm)">
          <text:p/>
        </draw:circle>
        <draw:circle draw:style-name="gr3" draw:text-style-name="P3" draw:layer="perçages" svg:width="0.08cm" svg:height="0.08cm" draw:transform="rotate (1.5707963267949) translate (16.507cm 9.197cm)">
          <text:p/>
        </draw:circle>
        <draw:circle draw:style-name="gr3" draw:text-style-name="P3" draw:layer="perçages" svg:width="0.08cm" svg:height="0.08cm" draw:transform="rotate (1.5707963267949) translate (16.507cm 8.943cm)">
          <text:p/>
        </draw:circle>
        <draw:circle draw:style-name="gr3" draw:text-style-name="P3" draw:layer="perçages" svg:width="0.08cm" svg:height="0.08cm" draw:transform="rotate (1.5707963267949) translate (16.507cm 8.689cm)">
          <text:p/>
        </draw:circle>
        <draw:circle draw:style-name="gr3" draw:text-style-name="P3" draw:layer="perçages" svg:width="0.08cm" svg:height="0.08cm" draw:transform="rotate (1.5707963267949) translate (16.507cm 8.435cm)">
          <text:p/>
        </draw:circle>
        <draw:circle draw:style-name="gr3" draw:text-style-name="P3" draw:layer="perçages" svg:width="0.08cm" svg:height="0.08cm" draw:transform="rotate (1.5707963267949) translate (16.507cm 8.181cm)">
          <text:p/>
        </draw:circle>
        <draw:circle draw:style-name="gr3" draw:text-style-name="P3" draw:layer="perçages" svg:width="0.08cm" svg:height="0.08cm" draw:transform="rotate (1.5707963267949) translate (16.507cm 7.927cm)">
          <text:p/>
        </draw:circle>
        <draw:circle draw:style-name="gr3" draw:text-style-name="P3" draw:layer="perçages" svg:width="0.08cm" svg:height="0.08cm" draw:transform="rotate (1.5707963267949) translate (16.761cm 11.229cm)">
          <text:p/>
        </draw:circle>
        <draw:circle draw:style-name="gr3" draw:text-style-name="P3" draw:layer="perçages" svg:width="0.08cm" svg:height="0.08cm" draw:transform="rotate (1.5707963267949) translate (16.761cm 10.975cm)">
          <text:p/>
        </draw:circle>
        <draw:circle draw:style-name="gr3" draw:text-style-name="P3" draw:layer="perçages" svg:width="0.08cm" svg:height="0.08cm" draw:transform="rotate (1.5707963267949) translate (16.761cm 10.721cm)">
          <text:p/>
        </draw:circle>
        <draw:circle draw:style-name="gr3" draw:text-style-name="P3" draw:layer="perçages" svg:width="0.08cm" svg:height="0.08cm" draw:transform="rotate (1.5707963267949) translate (16.761cm 10.467cm)">
          <text:p/>
        </draw:circle>
        <draw:circle draw:style-name="gr3" draw:text-style-name="P3" draw:layer="perçages" svg:width="0.08cm" svg:height="0.08cm" draw:transform="rotate (1.5707963267949) translate (16.761cm 10.213cm)">
          <text:p/>
        </draw:circle>
        <draw:circle draw:style-name="gr3" draw:text-style-name="P3" draw:layer="perçages" svg:width="0.08cm" svg:height="0.08cm" draw:transform="rotate (1.5707963267949) translate (16.761cm 9.959cm)">
          <text:p/>
        </draw:circle>
        <draw:circle draw:style-name="gr3" draw:text-style-name="P3" draw:layer="perçages" svg:width="0.08cm" svg:height="0.08cm" draw:transform="rotate (1.5707963267949) translate (16.761cm 9.705cm)">
          <text:p/>
        </draw:circle>
        <draw:circle draw:style-name="gr3" draw:text-style-name="P3" draw:layer="perçages" svg:width="0.08cm" svg:height="0.08cm" draw:transform="rotate (1.5707963267949) translate (16.761cm 9.451cm)">
          <text:p/>
        </draw:circle>
        <draw:circle draw:style-name="gr3" draw:text-style-name="P3" draw:layer="perçages" svg:width="0.08cm" svg:height="0.08cm" draw:transform="rotate (1.5707963267949) translate (16.761cm 9.197cm)">
          <text:p/>
        </draw:circle>
        <draw:circle draw:style-name="gr3" draw:text-style-name="P3" draw:layer="perçages" svg:width="0.08cm" svg:height="0.08cm" draw:transform="rotate (1.5707963267949) translate (16.761cm 8.943cm)">
          <text:p/>
        </draw:circle>
        <draw:circle draw:style-name="gr3" draw:text-style-name="P3" draw:layer="perçages" svg:width="0.08cm" svg:height="0.08cm" draw:transform="rotate (1.5707963267949) translate (16.761cm 8.689cm)">
          <text:p/>
        </draw:circle>
        <draw:circle draw:style-name="gr3" draw:text-style-name="P3" draw:layer="perçages" svg:width="0.08cm" svg:height="0.08cm" draw:transform="rotate (1.5707963267949) translate (16.761cm 8.435cm)">
          <text:p/>
        </draw:circle>
        <draw:circle draw:style-name="gr3" draw:text-style-name="P3" draw:layer="perçages" svg:width="0.08cm" svg:height="0.08cm" draw:transform="rotate (1.5707963267949) translate (16.761cm 8.181cm)">
          <text:p/>
        </draw:circle>
        <draw:circle draw:style-name="gr3" draw:text-style-name="P3" draw:layer="perçages" svg:width="0.08cm" svg:height="0.08cm" draw:transform="rotate (1.5707963267949) translate (16.761cm 7.927cm)">
          <text:p/>
        </draw:circle>
        <draw:circle draw:style-name="gr3" draw:text-style-name="P3" draw:layer="perçages" svg:width="0.08cm" svg:height="0.08cm" draw:transform="rotate (1.5707963267949) translate (17.015cm 11.229cm)">
          <text:p/>
        </draw:circle>
        <draw:circle draw:style-name="gr3" draw:text-style-name="P3" draw:layer="perçages" svg:width="0.08cm" svg:height="0.08cm" draw:transform="rotate (1.5707963267949) translate (17.015cm 10.975cm)">
          <text:p/>
        </draw:circle>
        <draw:circle draw:style-name="gr3" draw:text-style-name="P3" draw:layer="perçages" svg:width="0.08cm" svg:height="0.08cm" draw:transform="rotate (1.5707963267949) translate (17.015cm 10.721cm)">
          <text:p/>
        </draw:circle>
        <draw:circle draw:style-name="gr3" draw:text-style-name="P3" draw:layer="perçages" svg:width="0.08cm" svg:height="0.08cm" draw:transform="rotate (1.5707963267949) translate (17.015cm 10.467cm)">
          <text:p/>
        </draw:circle>
        <draw:circle draw:style-name="gr3" draw:text-style-name="P3" draw:layer="perçages" svg:width="0.08cm" svg:height="0.08cm" draw:transform="rotate (1.5707963267949) translate (17.015cm 10.213cm)">
          <text:p/>
        </draw:circle>
        <draw:circle draw:style-name="gr3" draw:text-style-name="P3" draw:layer="perçages" svg:width="0.08cm" svg:height="0.08cm" draw:transform="rotate (1.5707963267949) translate (17.015cm 9.959cm)">
          <text:p/>
        </draw:circle>
        <draw:circle draw:style-name="gr3" draw:text-style-name="P3" draw:layer="perçages" svg:width="0.08cm" svg:height="0.08cm" draw:transform="rotate (1.5707963267949) translate (17.015cm 9.705cm)">
          <text:p/>
        </draw:circle>
        <draw:circle draw:style-name="gr3" draw:text-style-name="P3" draw:layer="perçages" svg:width="0.08cm" svg:height="0.08cm" draw:transform="rotate (1.5707963267949) translate (17.015cm 9.451cm)">
          <text:p/>
        </draw:circle>
        <draw:circle draw:style-name="gr3" draw:text-style-name="P3" draw:layer="perçages" svg:width="0.08cm" svg:height="0.08cm" draw:transform="rotate (1.5707963267949) translate (17.015cm 9.197cm)">
          <text:p/>
        </draw:circle>
        <draw:circle draw:style-name="gr3" draw:text-style-name="P3" draw:layer="perçages" svg:width="0.08cm" svg:height="0.08cm" draw:transform="rotate (1.5707963267949) translate (17.015cm 8.943cm)">
          <text:p/>
        </draw:circle>
        <draw:circle draw:style-name="gr3" draw:text-style-name="P3" draw:layer="perçages" svg:width="0.08cm" svg:height="0.08cm" draw:transform="rotate (1.5707963267949) translate (17.015cm 8.689cm)">
          <text:p/>
        </draw:circle>
        <draw:circle draw:style-name="gr3" draw:text-style-name="P3" draw:layer="perçages" svg:width="0.08cm" svg:height="0.08cm" draw:transform="rotate (1.5707963267949) translate (17.015cm 8.435cm)">
          <text:p/>
        </draw:circle>
        <draw:circle draw:style-name="gr3" draw:text-style-name="P3" draw:layer="perçages" svg:width="0.08cm" svg:height="0.08cm" draw:transform="rotate (1.5707963267949) translate (17.015cm 8.181cm)">
          <text:p/>
        </draw:circle>
        <draw:circle draw:style-name="gr3" draw:text-style-name="P3" draw:layer="perçages" svg:width="0.08cm" svg:height="0.08cm" draw:transform="rotate (1.5707963267949) translate (17.015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523cm 11.229cm)">
          <text:p/>
        </draw:circle>
        <draw:circle draw:style-name="gr3" draw:text-style-name="P3" draw:layer="perçages" svg:width="0.08cm" svg:height="0.08cm" draw:transform="rotate (1.5707963267949) translate (17.523cm 10.975cm)">
          <text:p/>
        </draw:circle>
        <draw:circle draw:style-name="gr3" draw:text-style-name="P3" draw:layer="perçages" svg:width="0.08cm" svg:height="0.08cm" draw:transform="rotate (1.5707963267949) translate (17.523cm 10.721cm)">
          <text:p/>
        </draw:circle>
        <draw:circle draw:style-name="gr3" draw:text-style-name="P3" draw:layer="perçages" svg:width="0.08cm" svg:height="0.08cm" draw:transform="rotate (1.5707963267949) translate (17.523cm 10.467cm)">
          <text:p/>
        </draw:circle>
        <draw:circle draw:style-name="gr3" draw:text-style-name="P3" draw:layer="perçages" svg:width="0.08cm" svg:height="0.08cm" draw:transform="rotate (1.5707963267949) translate (17.523cm 10.213cm)">
          <text:p/>
        </draw:circle>
        <draw:circle draw:style-name="gr3" draw:text-style-name="P3" draw:layer="perçages" svg:width="0.08cm" svg:height="0.08cm" draw:transform="rotate (1.5707963267949) translate (17.523cm 9.959cm)">
          <text:p/>
        </draw:circle>
        <draw:circle draw:style-name="gr3" draw:text-style-name="P3" draw:layer="perçages" svg:width="0.08cm" svg:height="0.08cm" draw:transform="rotate (1.5707963267949) translate (17.523cm 9.705cm)">
          <text:p/>
        </draw:circle>
        <draw:circle draw:style-name="gr3" draw:text-style-name="P3" draw:layer="perçages" svg:width="0.08cm" svg:height="0.08cm" draw:transform="rotate (1.5707963267949) translate (17.523cm 9.451cm)">
          <text:p/>
        </draw:circle>
        <draw:circle draw:style-name="gr3" draw:text-style-name="P3" draw:layer="perçages" svg:width="0.08cm" svg:height="0.08cm" draw:transform="rotate (1.5707963267949) translate (17.523cm 9.197cm)">
          <text:p/>
        </draw:circle>
        <draw:circle draw:style-name="gr3" draw:text-style-name="P3" draw:layer="perçages" svg:width="0.08cm" svg:height="0.08cm" draw:transform="rotate (1.5707963267949) translate (17.523cm 8.943cm)">
          <text:p/>
        </draw:circle>
        <draw:circle draw:style-name="gr3" draw:text-style-name="P3" draw:layer="perçages" svg:width="0.08cm" svg:height="0.08cm" draw:transform="rotate (1.5707963267949) translate (17.523cm 8.689cm)">
          <text:p/>
        </draw:circle>
        <draw:circle draw:style-name="gr3" draw:text-style-name="P3" draw:layer="perçages" svg:width="0.08cm" svg:height="0.08cm" draw:transform="rotate (1.5707963267949) translate (17.523cm 8.435cm)">
          <text:p/>
        </draw:circle>
        <draw:circle draw:style-name="gr3" draw:text-style-name="P3" draw:layer="perçages" svg:width="0.08cm" svg:height="0.08cm" draw:transform="rotate (1.5707963267949) translate (17.523cm 8.181cm)">
          <text:p/>
        </draw:circle>
        <draw:circle draw:style-name="gr3" draw:text-style-name="P3" draw:layer="perçages" svg:width="0.08cm" svg:height="0.08cm" draw:transform="rotate (1.5707963267949) translate (17.523cm 7.927cm)">
          <text:p/>
        </draw:circle>
        <draw:circle draw:style-name="gr3" draw:text-style-name="P3" draw:layer="perçages" svg:width="0.08cm" svg:height="0.08cm" draw:transform="rotate (1.5707963267949) translate (17.777cm 11.229cm)">
          <text:p/>
        </draw:circle>
        <draw:circle draw:style-name="gr3" draw:text-style-name="P3" draw:layer="perçages" svg:width="0.08cm" svg:height="0.08cm" draw:transform="rotate (1.5707963267949) translate (17.777cm 10.975cm)">
          <text:p/>
        </draw:circle>
        <draw:circle draw:style-name="gr3" draw:text-style-name="P3" draw:layer="perçages" svg:width="0.08cm" svg:height="0.08cm" draw:transform="rotate (1.5707963267949) translate (17.777cm 10.721cm)">
          <text:p/>
        </draw:circle>
        <draw:circle draw:style-name="gr3" draw:text-style-name="P3" draw:layer="perçages" svg:width="0.08cm" svg:height="0.08cm" draw:transform="rotate (1.5707963267949) translate (17.777cm 10.467cm)">
          <text:p/>
        </draw:circle>
        <draw:circle draw:style-name="gr3" draw:text-style-name="P3" draw:layer="perçages" svg:width="0.08cm" svg:height="0.08cm" draw:transform="rotate (1.5707963267949) translate (17.777cm 10.213cm)">
          <text:p/>
        </draw:circle>
        <draw:circle draw:style-name="gr3" draw:text-style-name="P3" draw:layer="perçages" svg:width="0.08cm" svg:height="0.08cm" draw:transform="rotate (1.5707963267949) translate (17.777cm 9.959cm)">
          <text:p/>
        </draw:circle>
        <draw:circle draw:style-name="gr3" draw:text-style-name="P3" draw:layer="perçages" svg:width="0.08cm" svg:height="0.08cm" draw:transform="rotate (1.5707963267949) translate (17.777cm 9.705cm)">
          <text:p/>
        </draw:circle>
        <draw:circle draw:style-name="gr3" draw:text-style-name="P3" draw:layer="perçages" svg:width="0.08cm" svg:height="0.08cm" draw:transform="rotate (1.5707963267949) translate (17.777cm 9.451cm)">
          <text:p/>
        </draw:circle>
        <draw:circle draw:style-name="gr3" draw:text-style-name="P3" draw:layer="perçages" svg:width="0.08cm" svg:height="0.08cm" draw:transform="rotate (1.5707963267949) translate (17.777cm 9.197cm)">
          <text:p/>
        </draw:circle>
        <draw:circle draw:style-name="gr3" draw:text-style-name="P3" draw:layer="perçages" svg:width="0.08cm" svg:height="0.08cm" draw:transform="rotate (1.5707963267949) translate (17.777cm 8.943cm)">
          <text:p/>
        </draw:circle>
        <draw:circle draw:style-name="gr3" draw:text-style-name="P3" draw:layer="perçages" svg:width="0.08cm" svg:height="0.08cm" draw:transform="rotate (1.5707963267949) translate (17.777cm 8.689cm)">
          <text:p/>
        </draw:circle>
        <draw:circle draw:style-name="gr3" draw:text-style-name="P3" draw:layer="perçages" svg:width="0.08cm" svg:height="0.08cm" draw:transform="rotate (1.5707963267949) translate (17.777cm 8.435cm)">
          <text:p/>
        </draw:circle>
        <draw:circle draw:style-name="gr3" draw:text-style-name="P3" draw:layer="perçages" svg:width="0.08cm" svg:height="0.08cm" draw:transform="rotate (1.5707963267949) translate (17.777cm 8.181cm)">
          <text:p/>
        </draw:circle>
        <draw:circle draw:style-name="gr3" draw:text-style-name="P3" draw:layer="perçages" svg:width="0.08cm" svg:height="0.08cm" draw:transform="rotate (1.5707963267949) translate (17.777cm 7.927cm)">
          <text:p/>
        </draw:circle>
        <draw:circle draw:style-name="gr3" draw:text-style-name="P3" draw:layer="perçages" svg:width="0.08cm" svg:height="0.08cm" draw:transform="rotate (1.5707963267949) translate (18.031cm 11.229cm)">
          <text:p/>
        </draw:circle>
        <draw:circle draw:style-name="gr3" draw:text-style-name="P3" draw:layer="perçages" svg:width="0.08cm" svg:height="0.08cm" draw:transform="rotate (1.5707963267949) translate (18.031cm 10.975cm)">
          <text:p/>
        </draw:circle>
        <draw:circle draw:style-name="gr3" draw:text-style-name="P3" draw:layer="perçages" svg:width="0.08cm" svg:height="0.08cm" draw:transform="rotate (1.5707963267949) translate (18.031cm 10.721cm)">
          <text:p/>
        </draw:circle>
        <draw:circle draw:style-name="gr3" draw:text-style-name="P3" draw:layer="perçages" svg:width="0.08cm" svg:height="0.08cm" draw:transform="rotate (1.5707963267949) translate (18.031cm 10.467cm)">
          <text:p/>
        </draw:circle>
        <draw:circle draw:style-name="gr3" draw:text-style-name="P3" draw:layer="perçages" svg:width="0.08cm" svg:height="0.08cm" draw:transform="rotate (1.5707963267949) translate (18.031cm 10.213cm)">
          <text:p/>
        </draw:circle>
        <draw:circle draw:style-name="gr3" draw:text-style-name="P3" draw:layer="perçages" svg:width="0.08cm" svg:height="0.08cm" draw:transform="rotate (1.5707963267949) translate (18.031cm 9.959cm)">
          <text:p/>
        </draw:circle>
        <draw:circle draw:style-name="gr3" draw:text-style-name="P3" draw:layer="perçages" svg:width="0.08cm" svg:height="0.08cm" draw:transform="rotate (1.5707963267949) translate (18.031cm 9.705cm)">
          <text:p/>
        </draw:circle>
        <draw:circle draw:style-name="gr3" draw:text-style-name="P3" draw:layer="perçages" svg:width="0.08cm" svg:height="0.08cm" draw:transform="rotate (1.5707963267949) translate (18.031cm 9.451cm)">
          <text:p/>
        </draw:circle>
        <draw:circle draw:style-name="gr3" draw:text-style-name="P3" draw:layer="perçages" svg:width="0.08cm" svg:height="0.08cm" draw:transform="rotate (1.5707963267949) translate (18.031cm 9.197cm)">
          <text:p/>
        </draw:circle>
        <draw:circle draw:style-name="gr3" draw:text-style-name="P3" draw:layer="perçages" svg:width="0.08cm" svg:height="0.08cm" draw:transform="rotate (1.5707963267949) translate (18.031cm 8.943cm)">
          <text:p/>
        </draw:circle>
        <draw:circle draw:style-name="gr3" draw:text-style-name="P3" draw:layer="perçages" svg:width="0.08cm" svg:height="0.08cm" draw:transform="rotate (1.5707963267949) translate (18.031cm 8.689cm)">
          <text:p/>
        </draw:circle>
        <draw:circle draw:style-name="gr3" draw:text-style-name="P3" draw:layer="perçages" svg:width="0.08cm" svg:height="0.08cm" draw:transform="rotate (1.5707963267949) translate (18.031cm 8.435cm)">
          <text:p/>
        </draw:circle>
        <draw:circle draw:style-name="gr3" draw:text-style-name="P3" draw:layer="perçages" svg:width="0.08cm" svg:height="0.08cm" draw:transform="rotate (1.5707963267949) translate (18.031cm 8.181cm)">
          <text:p/>
        </draw:circle>
        <draw:circle draw:style-name="gr3" draw:text-style-name="P3" draw:layer="perçages" svg:width="0.08cm" svg:height="0.08cm" draw:transform="rotate (1.5707963267949) translate (18.031cm 7.927cm)">
          <text:p/>
        </draw:circle>
        <draw:circle draw:style-name="gr3" draw:text-style-name="P3" draw:layer="perçages" svg:width="0.08cm" svg:height="0.08cm" draw:transform="rotate (1.5707963267949) translate (18.285cm 11.229cm)">
          <text:p/>
        </draw:circle>
        <draw:circle draw:style-name="gr3" draw:text-style-name="P3" draw:layer="perçages" svg:width="0.08cm" svg:height="0.08cm" draw:transform="rotate (1.5707963267949) translate (18.285cm 10.975cm)">
          <text:p/>
        </draw:circle>
        <draw:circle draw:style-name="gr3" draw:text-style-name="P3" draw:layer="perçages" svg:width="0.08cm" svg:height="0.08cm" draw:transform="rotate (1.5707963267949) translate (18.285cm 10.721cm)">
          <text:p/>
        </draw:circle>
        <draw:circle draw:style-name="gr3" draw:text-style-name="P3" draw:layer="perçages" svg:width="0.08cm" svg:height="0.08cm" draw:transform="rotate (1.5707963267949) translate (18.285cm 10.467cm)">
          <text:p/>
        </draw:circle>
        <draw:circle draw:style-name="gr3" draw:text-style-name="P3" draw:layer="perçages" svg:width="0.08cm" svg:height="0.08cm" draw:transform="rotate (1.5707963267949) translate (18.285cm 10.213cm)">
          <text:p/>
        </draw:circle>
        <draw:circle draw:style-name="gr3" draw:text-style-name="P3" draw:layer="perçages" svg:width="0.08cm" svg:height="0.08cm" draw:transform="rotate (1.5707963267949) translate (18.285cm 9.959cm)">
          <text:p/>
        </draw:circle>
        <draw:circle draw:style-name="gr3" draw:text-style-name="P3" draw:layer="perçages" svg:width="0.08cm" svg:height="0.08cm" draw:transform="rotate (1.5707963267949) translate (18.285cm 9.705cm)">
          <text:p/>
        </draw:circle>
        <draw:circle draw:style-name="gr3" draw:text-style-name="P3" draw:layer="perçages" svg:width="0.08cm" svg:height="0.08cm" draw:transform="rotate (1.5707963267949) translate (18.285cm 9.451cm)">
          <text:p/>
        </draw:circle>
        <draw:circle draw:style-name="gr3" draw:text-style-name="P3" draw:layer="perçages" svg:width="0.08cm" svg:height="0.08cm" draw:transform="rotate (1.5707963267949) translate (18.285cm 9.197cm)">
          <text:p/>
        </draw:circle>
        <draw:circle draw:style-name="gr3" draw:text-style-name="P3" draw:layer="perçages" svg:width="0.08cm" svg:height="0.08cm" draw:transform="rotate (1.5707963267949) translate (18.285cm 8.943cm)">
          <text:p/>
        </draw:circle>
        <draw:circle draw:style-name="gr3" draw:text-style-name="P3" draw:layer="perçages" svg:width="0.08cm" svg:height="0.08cm" draw:transform="rotate (1.5707963267949) translate (18.285cm 8.689cm)">
          <text:p/>
        </draw:circle>
        <draw:circle draw:style-name="gr3" draw:text-style-name="P3" draw:layer="perçages" svg:width="0.08cm" svg:height="0.08cm" draw:transform="rotate (1.5707963267949) translate (18.285cm 8.435cm)">
          <text:p/>
        </draw:circle>
        <draw:circle draw:style-name="gr3" draw:text-style-name="P3" draw:layer="perçages" svg:width="0.08cm" svg:height="0.08cm" draw:transform="rotate (1.5707963267949) translate (18.285cm 8.181cm)">
          <text:p/>
        </draw:circle>
        <draw:circle draw:style-name="gr3" draw:text-style-name="P3" draw:layer="perçages" svg:width="0.08cm" svg:height="0.08cm" draw:transform="rotate (1.5707963267949) translate (18.285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793cm 11.229cm)">
          <text:p/>
        </draw:circle>
        <draw:circle draw:style-name="gr3" draw:text-style-name="P3" draw:layer="perçages" svg:width="0.08cm" svg:height="0.08cm" draw:transform="rotate (1.5707963267949) translate (18.793cm 10.975cm)">
          <text:p/>
        </draw:circle>
        <draw:circle draw:style-name="gr3" draw:text-style-name="P3" draw:layer="perçages" svg:width="0.08cm" svg:height="0.08cm" draw:transform="rotate (1.5707963267949) translate (18.793cm 10.721cm)">
          <text:p/>
        </draw:circle>
        <draw:circle draw:style-name="gr3" draw:text-style-name="P3" draw:layer="perçages" svg:width="0.08cm" svg:height="0.08cm" draw:transform="rotate (1.5707963267949) translate (18.793cm 10.467cm)">
          <text:p/>
        </draw:circle>
        <draw:circle draw:style-name="gr3" draw:text-style-name="P3" draw:layer="perçages" svg:width="0.08cm" svg:height="0.08cm" draw:transform="rotate (1.5707963267949) translate (18.793cm 10.213cm)">
          <text:p/>
        </draw:circle>
        <draw:circle draw:style-name="gr3" draw:text-style-name="P3" draw:layer="perçages" svg:width="0.08cm" svg:height="0.08cm" draw:transform="rotate (1.5707963267949) translate (18.793cm 9.959cm)">
          <text:p/>
        </draw:circle>
        <draw:circle draw:style-name="gr3" draw:text-style-name="P3" draw:layer="perçages" svg:width="0.08cm" svg:height="0.08cm" draw:transform="rotate (1.5707963267949) translate (18.793cm 9.705cm)">
          <text:p/>
        </draw:circle>
        <draw:circle draw:style-name="gr3" draw:text-style-name="P3" draw:layer="perçages" svg:width="0.08cm" svg:height="0.08cm" draw:transform="rotate (1.5707963267949) translate (18.793cm 9.451cm)">
          <text:p/>
        </draw:circle>
        <draw:circle draw:style-name="gr3" draw:text-style-name="P3" draw:layer="perçages" svg:width="0.08cm" svg:height="0.08cm" draw:transform="rotate (1.5707963267949) translate (18.793cm 9.197cm)">
          <text:p/>
        </draw:circle>
        <draw:circle draw:style-name="gr3" draw:text-style-name="P3" draw:layer="perçages" svg:width="0.08cm" svg:height="0.08cm" draw:transform="rotate (1.5707963267949) translate (18.793cm 8.943cm)">
          <text:p/>
        </draw:circle>
        <draw:circle draw:style-name="gr3" draw:text-style-name="P3" draw:layer="perçages" svg:width="0.08cm" svg:height="0.08cm" draw:transform="rotate (1.5707963267949) translate (18.793cm 8.689cm)">
          <text:p/>
        </draw:circle>
        <draw:circle draw:style-name="gr3" draw:text-style-name="P3" draw:layer="perçages" svg:width="0.08cm" svg:height="0.08cm" draw:transform="rotate (1.5707963267949) translate (18.793cm 8.435cm)">
          <text:p/>
        </draw:circle>
        <draw:circle draw:style-name="gr3" draw:text-style-name="P3" draw:layer="perçages" svg:width="0.08cm" svg:height="0.08cm" draw:transform="rotate (1.5707963267949) translate (18.793cm 8.181cm)">
          <text:p/>
        </draw:circle>
        <draw:circle draw:style-name="gr3" draw:text-style-name="P3" draw:layer="perçages" svg:width="0.08cm" svg:height="0.08cm" draw:transform="rotate (1.5707963267949) translate (18.793cm 7.927cm)">
          <text:p/>
        </draw:circle>
        <draw:circle draw:style-name="gr3" draw:text-style-name="P3" draw:layer="perçages" svg:width="0.08cm" svg:height="0.08cm" draw:transform="rotate (1.5707963267949) translate (19.047cm 11.229cm)">
          <text:p/>
        </draw:circle>
        <draw:circle draw:style-name="gr3" draw:text-style-name="P3" draw:layer="perçages" svg:width="0.08cm" svg:height="0.08cm" draw:transform="rotate (1.5707963267949) translate (19.047cm 10.975cm)">
          <text:p/>
        </draw:circle>
        <draw:circle draw:style-name="gr3" draw:text-style-name="P3" draw:layer="perçages" svg:width="0.08cm" svg:height="0.08cm" draw:transform="rotate (1.5707963267949) translate (19.047cm 10.721cm)">
          <text:p/>
        </draw:circle>
        <draw:circle draw:style-name="gr3" draw:text-style-name="P3" draw:layer="perçages" svg:width="0.08cm" svg:height="0.08cm" draw:transform="rotate (1.5707963267949) translate (19.047cm 10.467cm)">
          <text:p/>
        </draw:circle>
        <draw:circle draw:style-name="gr3" draw:text-style-name="P3" draw:layer="perçages" svg:width="0.08cm" svg:height="0.08cm" draw:transform="rotate (1.5707963267949) translate (19.047cm 10.213cm)">
          <text:p/>
        </draw:circle>
        <draw:circle draw:style-name="gr3" draw:text-style-name="P3" draw:layer="perçages" svg:width="0.08cm" svg:height="0.08cm" draw:transform="rotate (1.5707963267949) translate (19.047cm 9.959cm)">
          <text:p/>
        </draw:circle>
        <draw:circle draw:style-name="gr3" draw:text-style-name="P3" draw:layer="perçages" svg:width="0.08cm" svg:height="0.08cm" draw:transform="rotate (1.5707963267949) translate (19.047cm 9.705cm)">
          <text:p/>
        </draw:circle>
        <draw:circle draw:style-name="gr3" draw:text-style-name="P3" draw:layer="perçages" svg:width="0.08cm" svg:height="0.08cm" draw:transform="rotate (1.5707963267949) translate (19.047cm 9.451cm)">
          <text:p/>
        </draw:circle>
        <draw:circle draw:style-name="gr3" draw:text-style-name="P3" draw:layer="perçages" svg:width="0.08cm" svg:height="0.08cm" draw:transform="rotate (1.5707963267949) translate (19.047cm 9.197cm)">
          <text:p/>
        </draw:circle>
        <draw:circle draw:style-name="gr3" draw:text-style-name="P3" draw:layer="perçages" svg:width="0.08cm" svg:height="0.08cm" draw:transform="rotate (1.5707963267949) translate (19.047cm 8.943cm)">
          <text:p/>
        </draw:circle>
        <draw:circle draw:style-name="gr3" draw:text-style-name="P3" draw:layer="perçages" svg:width="0.08cm" svg:height="0.08cm" draw:transform="rotate (1.5707963267949) translate (19.047cm 8.689cm)">
          <text:p/>
        </draw:circle>
        <draw:circle draw:style-name="gr3" draw:text-style-name="P3" draw:layer="perçages" svg:width="0.08cm" svg:height="0.08cm" draw:transform="rotate (1.5707963267949) translate (19.047cm 8.435cm)">
          <text:p/>
        </draw:circle>
        <draw:circle draw:style-name="gr3" draw:text-style-name="P3" draw:layer="perçages" svg:width="0.08cm" svg:height="0.08cm" draw:transform="rotate (1.5707963267949) translate (19.047cm 8.181cm)">
          <text:p/>
        </draw:circle>
        <draw:circle draw:style-name="gr3" draw:text-style-name="P3" draw:layer="perçages" svg:width="0.08cm" svg:height="0.08cm" draw:transform="rotate (1.5707963267949) translate (19.047cm 7.927cm)">
          <text:p/>
        </draw:circle>
        <draw:circle draw:style-name="gr3" draw:text-style-name="P3" draw:layer="perçages" svg:width="0.08cm" svg:height="0.08cm" draw:transform="rotate (1.5707963267949) translate (19.301cm 11.229cm)">
          <text:p/>
        </draw:circle>
        <draw:circle draw:style-name="gr3" draw:text-style-name="P3" draw:layer="perçages" svg:width="0.08cm" svg:height="0.08cm" draw:transform="rotate (1.5707963267949) translate (19.301cm 10.975cm)">
          <text:p/>
        </draw:circle>
        <draw:circle draw:style-name="gr3" draw:text-style-name="P3" draw:layer="perçages" svg:width="0.08cm" svg:height="0.08cm" draw:transform="rotate (1.5707963267949) translate (19.301cm 10.721cm)">
          <text:p/>
        </draw:circle>
        <draw:circle draw:style-name="gr3" draw:text-style-name="P3" draw:layer="perçages" svg:width="0.08cm" svg:height="0.08cm" draw:transform="rotate (1.5707963267949) translate (19.301cm 10.467cm)">
          <text:p/>
        </draw:circle>
        <draw:circle draw:style-name="gr3" draw:text-style-name="P3" draw:layer="perçages" svg:width="0.08cm" svg:height="0.08cm" draw:transform="rotate (1.5707963267949) translate (19.301cm 10.213cm)">
          <text:p/>
        </draw:circle>
        <draw:circle draw:style-name="gr3" draw:text-style-name="P3" draw:layer="perçages" svg:width="0.08cm" svg:height="0.08cm" draw:transform="rotate (1.5707963267949) translate (19.301cm 9.959cm)">
          <text:p/>
        </draw:circle>
        <draw:circle draw:style-name="gr3" draw:text-style-name="P3" draw:layer="perçages" svg:width="0.08cm" svg:height="0.08cm" draw:transform="rotate (1.5707963267949) translate (19.301cm 9.705cm)">
          <text:p/>
        </draw:circle>
        <draw:circle draw:style-name="gr3" draw:text-style-name="P3" draw:layer="perçages" svg:width="0.08cm" svg:height="0.08cm" draw:transform="rotate (1.5707963267949) translate (19.301cm 9.451cm)">
          <text:p/>
        </draw:circle>
        <draw:circle draw:style-name="gr3" draw:text-style-name="P3" draw:layer="perçages" svg:width="0.08cm" svg:height="0.08cm" draw:transform="rotate (1.5707963267949) translate (19.301cm 9.197cm)">
          <text:p/>
        </draw:circle>
        <draw:circle draw:style-name="gr3" draw:text-style-name="P3" draw:layer="perçages" svg:width="0.08cm" svg:height="0.08cm" draw:transform="rotate (1.5707963267949) translate (19.301cm 8.943cm)">
          <text:p/>
        </draw:circle>
        <draw:circle draw:style-name="gr3" draw:text-style-name="P3" draw:layer="perçages" svg:width="0.08cm" svg:height="0.08cm" draw:transform="rotate (1.5707963267949) translate (19.301cm 8.689cm)">
          <text:p/>
        </draw:circle>
        <draw:circle draw:style-name="gr3" draw:text-style-name="P3" draw:layer="perçages" svg:width="0.08cm" svg:height="0.08cm" draw:transform="rotate (1.5707963267949) translate (19.301cm 8.435cm)">
          <text:p/>
        </draw:circle>
        <draw:circle draw:style-name="gr3" draw:text-style-name="P3" draw:layer="perçages" svg:width="0.08cm" svg:height="0.08cm" draw:transform="rotate (1.5707963267949) translate (19.301cm 8.181cm)">
          <text:p/>
        </draw:circle>
        <draw:circle draw:style-name="gr3" draw:text-style-name="P3" draw:layer="perçages" svg:width="0.08cm" svg:height="0.08cm" draw:transform="rotate (1.5707963267949) translate (19.301cm 7.927cm)">
          <text:p/>
        </draw:circle>
        <draw:circle draw:style-name="gr3" draw:text-style-name="P3" draw:layer="perçages" svg:width="0.08cm" svg:height="0.08cm" draw:transform="rotate (1.5707963267949) translate (19.555cm 11.229cm)">
          <text:p/>
        </draw:circle>
        <draw:circle draw:style-name="gr3" draw:text-style-name="P3" draw:layer="perçages" svg:width="0.08cm" svg:height="0.08cm" draw:transform="rotate (1.5707963267949) translate (19.555cm 10.975cm)">
          <text:p/>
        </draw:circle>
        <draw:circle draw:style-name="gr3" draw:text-style-name="P3" draw:layer="perçages" svg:width="0.08cm" svg:height="0.08cm" draw:transform="rotate (1.5707963267949) translate (19.555cm 10.721cm)">
          <text:p/>
        </draw:circle>
        <draw:circle draw:style-name="gr3" draw:text-style-name="P3" draw:layer="perçages" svg:width="0.08cm" svg:height="0.08cm" draw:transform="rotate (1.5707963267949) translate (19.555cm 10.467cm)">
          <text:p/>
        </draw:circle>
        <draw:circle draw:style-name="gr3" draw:text-style-name="P3" draw:layer="perçages" svg:width="0.08cm" svg:height="0.08cm" draw:transform="rotate (1.5707963267949) translate (19.555cm 10.213cm)">
          <text:p/>
        </draw:circle>
        <draw:circle draw:style-name="gr3" draw:text-style-name="P3" draw:layer="perçages" svg:width="0.08cm" svg:height="0.08cm" draw:transform="rotate (1.5707963267949) translate (19.555cm 9.959cm)">
          <text:p/>
        </draw:circle>
        <draw:circle draw:style-name="gr3" draw:text-style-name="P3" draw:layer="perçages" svg:width="0.08cm" svg:height="0.08cm" draw:transform="rotate (1.5707963267949) translate (19.555cm 9.705cm)">
          <text:p/>
        </draw:circle>
        <draw:circle draw:style-name="gr3" draw:text-style-name="P3" draw:layer="perçages" svg:width="0.08cm" svg:height="0.08cm" draw:transform="rotate (1.5707963267949) translate (19.555cm 9.451cm)">
          <text:p/>
        </draw:circle>
        <draw:circle draw:style-name="gr3" draw:text-style-name="P3" draw:layer="perçages" svg:width="0.08cm" svg:height="0.08cm" draw:transform="rotate (1.5707963267949) translate (19.555cm 9.197cm)">
          <text:p/>
        </draw:circle>
        <draw:circle draw:style-name="gr3" draw:text-style-name="P3" draw:layer="perçages" svg:width="0.08cm" svg:height="0.08cm" draw:transform="rotate (1.5707963267949) translate (19.555cm 8.943cm)">
          <text:p/>
        </draw:circle>
        <draw:circle draw:style-name="gr3" draw:text-style-name="P3" draw:layer="perçages" svg:width="0.08cm" svg:height="0.08cm" draw:transform="rotate (1.5707963267949) translate (19.555cm 8.689cm)">
          <text:p/>
        </draw:circle>
        <draw:circle draw:style-name="gr3" draw:text-style-name="P3" draw:layer="perçages" svg:width="0.08cm" svg:height="0.08cm" draw:transform="rotate (1.5707963267949) translate (19.555cm 8.435cm)">
          <text:p/>
        </draw:circle>
        <draw:circle draw:style-name="gr3" draw:text-style-name="P3" draw:layer="perçages" svg:width="0.08cm" svg:height="0.08cm" draw:transform="rotate (1.5707963267949) translate (19.555cm 8.181cm)">
          <text:p/>
        </draw:circle>
        <draw:circle draw:style-name="gr3" draw:text-style-name="P3" draw:layer="perçages" svg:width="0.08cm" svg:height="0.08cm" draw:transform="rotate (1.5707963267949) translate (19.555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20.063cm 11.229cm)">
          <text:p/>
        </draw:circle>
        <draw:circle draw:style-name="gr3" draw:text-style-name="P3" draw:layer="perçages" svg:width="0.08cm" svg:height="0.08cm" draw:transform="rotate (1.5707963267949) translate (20.063cm 10.975cm)">
          <text:p/>
        </draw:circle>
        <draw:circle draw:style-name="gr3" draw:text-style-name="P3" draw:layer="perçages" svg:width="0.08cm" svg:height="0.08cm" draw:transform="rotate (1.5707963267949) translate (20.063cm 10.721cm)">
          <text:p/>
        </draw:circle>
        <draw:circle draw:style-name="gr3" draw:text-style-name="P3" draw:layer="perçages" svg:width="0.08cm" svg:height="0.08cm" draw:transform="rotate (1.5707963267949) translate (20.063cm 10.467cm)">
          <text:p/>
        </draw:circle>
        <draw:circle draw:style-name="gr3" draw:text-style-name="P3" draw:layer="perçages" svg:width="0.08cm" svg:height="0.08cm" draw:transform="rotate (1.5707963267949) translate (20.063cm 10.213cm)">
          <text:p/>
        </draw:circle>
        <draw:circle draw:style-name="gr3" draw:text-style-name="P3" draw:layer="perçages" svg:width="0.08cm" svg:height="0.08cm" draw:transform="rotate (1.5707963267949) translate (20.063cm 9.959cm)">
          <text:p/>
        </draw:circle>
        <draw:circle draw:style-name="gr3" draw:text-style-name="P3" draw:layer="perçages" svg:width="0.08cm" svg:height="0.08cm" draw:transform="rotate (1.5707963267949) translate (20.063cm 9.705cm)">
          <text:p/>
        </draw:circle>
        <draw:circle draw:style-name="gr3" draw:text-style-name="P3" draw:layer="perçages" svg:width="0.08cm" svg:height="0.08cm" draw:transform="rotate (1.5707963267949) translate (20.063cm 9.451cm)">
          <text:p/>
        </draw:circle>
        <draw:circle draw:style-name="gr3" draw:text-style-name="P3" draw:layer="perçages" svg:width="0.08cm" svg:height="0.08cm" draw:transform="rotate (1.5707963267949) translate (20.063cm 9.197cm)">
          <text:p/>
        </draw:circle>
        <draw:circle draw:style-name="gr3" draw:text-style-name="P3" draw:layer="perçages" svg:width="0.08cm" svg:height="0.08cm" draw:transform="rotate (1.5707963267949) translate (20.063cm 8.943cm)">
          <text:p/>
        </draw:circle>
        <draw:circle draw:style-name="gr3" draw:text-style-name="P3" draw:layer="perçages" svg:width="0.08cm" svg:height="0.08cm" draw:transform="rotate (1.5707963267949) translate (20.063cm 8.689cm)">
          <text:p/>
        </draw:circle>
        <draw:circle draw:style-name="gr3" draw:text-style-name="P3" draw:layer="perçages" svg:width="0.08cm" svg:height="0.08cm" draw:transform="rotate (1.5707963267949) translate (20.063cm 8.435cm)">
          <text:p/>
        </draw:circle>
        <draw:circle draw:style-name="gr3" draw:text-style-name="P3" draw:layer="perçages" svg:width="0.08cm" svg:height="0.08cm" draw:transform="rotate (1.5707963267949) translate (20.063cm 8.181cm)">
          <text:p/>
        </draw:circle>
        <draw:circle draw:style-name="gr3" draw:text-style-name="P3" draw:layer="perçages" svg:width="0.08cm" svg:height="0.08cm" draw:transform="rotate (1.5707963267949) translate (20.063cm 7.927cm)">
          <text:p/>
        </draw:circle>
        <draw:line draw:style-name="gr4" draw:text-style-name="P3" draw:layer="coupures" svg:x1="11.954cm" svg:y1="9.423cm" svg:x2="16.179cm" svg:y2="9.423cm">
          <text:p/>
        </draw:line>
        <draw:g>
          <draw:g>
            <draw:custom-shape draw:style-name="gr5" draw:text-style-name="P4" draw:layer="composants" svg:width="0.3cm" svg:height="0.3cm" draw:transform="rotate (-3.14159265358979) translate (13.158cm 11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048cm 10.9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01cm" svg:y1="10.785cm" svg:x2="13.013cm" svg:y2="10.671cm">
            <text:p/>
          </draw:line>
          <draw:custom-shape draw:style-name="gr6" draw:text-style-name="P5" draw:layer="composants" svg:width="0.08cm" svg:height="0.08cm" draw:transform="rotate (-1.5707963267949) translate (13.056cm 10.63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coupures" svg:x1="12.919cm" svg:y1="10.831cm" svg:x2="13.614cm" svg:y2="10.831cm">
          <text:p/>
        </draw:line>
        <draw:line draw:style-name="gr9" draw:text-style-name="P3" draw:layer="coupures" svg:x1="16.413cm" svg:y1="9.052cm" svg:x2="18.463cm" svg:y2="9.052cm">
          <text:p/>
        </draw:line>
        <draw:g>
          <draw:custom-shape draw:style-name="gr10" draw:text-style-name="P6" draw:layer="straps" svg:width="0.08cm" svg:height="0.08cm" draw:transform="rotate (1.5707963267949) translate (15.002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6.506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9cm" svg:y1="8.143cm" svg:x2="16.564cm" svg:y2="8.151cm">
            <text:p/>
          </draw:line>
        </draw:g>
        <draw:g>
          <draw:g>
            <draw:custom-shape draw:style-name="gr12" draw:text-style-name="P4" draw:layer="composants" svg:width="0.54cm" svg:height="0.198cm" draw:transform="rotate (1.5707963267949) translate (16.212cm 9.301cm)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7" draw:layer="composants" svg:x1="16.212cm" svg:y1="9.201cm" svg:x2="16.404cm" svg:y2="9.201cm">
              <text:p/>
            </draw:line>
          </draw:g>
          <draw:custom-shape draw:style-name="gr6" draw:text-style-name="P5" draw:layer="composants" svg:width="0.08cm" svg:height="0.08cm" draw:transform="rotate (1.5707963267949) translate (16.507cm 8.4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9cm" svg:y1="8.389cm" svg:x2="16.306cm" svg:y2="8.384cm">
            <text:p/>
          </draw:line>
          <draw:line draw:style-name="gr14" draw:text-style-name="P3" draw:layer="composants" svg:x1="16.312cm" svg:y1="8.759cm" svg:x2="16.316cm" svg:y2="8.379cm">
            <text:p/>
          </draw:line>
          <draw:custom-shape draw:style-name="gr6" draw:text-style-name="P5" draw:layer="composants" svg:width="0.08cm" svg:height="0.08cm" draw:transform="rotate (-1.5707963267949) translate (16.589cm 9.6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5cm" svg:y1="9.66cm" svg:x2="16.302cm" svg:y2="9.665cm">
            <text:p/>
          </draw:line>
          <draw:line draw:style-name="gr14" draw:text-style-name="P3" draw:layer="composants" svg:x1="16.308cm" svg:y1="9.29cm" svg:x2="16.312cm" svg:y2="9.67cm">
            <text:p/>
          </draw:line>
        </draw:g>
        <draw:g>
          <draw:custom-shape draw:style-name="gr15" draw:text-style-name="P8" draw:layer="composants" svg:width="0.264cm" svg:height="0.502cm" draw:transform="rotate (1.5707963267949) translate (16.943cm 11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1cm 10.9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5cm 10.9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6" draw:layer="straps" svg:width="0.08cm" svg:height="0.08cm" draw:transform="rotate (1.5707963267949) translate (17.012cm 9.7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8.284cm 9.7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7.041cm" svg:y1="9.658cm" svg:x2="18.317cm" svg:y2="9.668cm">
            <text:p/>
          </draw:line>
        </draw:g>
        <draw:frame draw:style-name="gr18" draw:text-style-name="P10" draw:layer="Cartouche" svg:width="4.092cm" svg:height="1.433cm" svg:x="18.851cm" svg:y="17.33cm">
          <draw:text-box>
            <text:p><text:span text:style-name="T1">NanoWatchdog 2015.1</text:span></text:p>
            <text:p><text:span text:style-name="T1">pcb v5</text:span></text:p>
            <text:p><text:span text:style-name="T1">11/06/2015</text:span></text:p>
          </draw:text-box>
        </draw:frame>
        <draw:custom-shape draw:style-name="gr19" draw:text-style-name="P8" draw:layer="coupures" svg:width="0.5cm" svg:height="0.5cm" draw:transform="rotate (1.5707963267949) translate (19.582cm 11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coupures" svg:width="0.5cm" svg:height="0.5cm" draw:transform="rotate (1.5707963267949) translate (19.581cm 8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6" draw:layer="straps" svg:width="0.08cm" svg:height="0.08cm" draw:transform="rotate (1.5707963267949) translate (13.734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6.507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3.769cm" svg:y1="10.421cm" svg:x2="16.574cm" svg:y2="10.43cm">
            <text:p/>
          </draw:line>
        </draw:g>
        <draw:g>
          <draw:g>
            <draw:custom-shape draw:style-name="gr5" draw:text-style-name="P4" draw:layer="composants" svg:width="0.3cm" svg:height="0.3cm" draw:transform="rotate (-3.14159265358979) translate (13.402cm 11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292cm 10.9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254cm" svg:y1="10.793cm" svg:x2="13.257cm" svg:y2="10.679cm">
            <text:p/>
          </draw:line>
          <draw:custom-shape draw:style-name="gr6" draw:text-style-name="P5" draw:layer="composants" svg:width="0.08cm" svg:height="0.08cm" draw:transform="rotate (-1.5707963267949) translate (13.3cm 10.64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4" draw:layer="composants" svg:width="0.3cm" svg:height="0.3cm" draw:transform="rotate (-3.14159265358979) translate (13.666cm 11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556cm 10.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518cm" svg:y1="10.801cm" svg:x2="13.521cm" svg:y2="10.687cm">
            <text:p/>
          </draw:line>
          <draw:custom-shape draw:style-name="gr6" draw:text-style-name="P5" draw:layer="composants" svg:width="0.08cm" svg:height="0.08cm" draw:transform="rotate (-1.5707963267949) translate (13.564cm 10.64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4" draw:layer="composants" svg:width="1.791cm" svg:height="4.343cm" draw:transform="rotate (1.5707963267949) translate (11.862cm 10.29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composants" svg:width="0.08cm" svg:height="0.08cm" draw:transform="rotate (1.5707963267949) translate (12.214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2.46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2.72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2.977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3.23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3.48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3.73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3.993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4.24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4.50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4.756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5.0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5.26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5.51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5.77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2.209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2.46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2.71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2.972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3.2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3.4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3.73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3.98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4.24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4.49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4.751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5.005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5.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5.51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5.76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1" draw:layer="composants" svg:width="0.507cm" svg:height="0.546cm" draw:transform="rotate (1.5707963267949) translate (11.702cm 9.662cm)">
            <text:p text:style-name="P2"><text:span text:style-name="T2">USB</text:span></text:p>
            <draw:enhanced-geometry svg:viewBox="0 0 21600 21600" draw:type="rectangle" draw:enhanced-path="M 0 0 L 21600 0 21600 21600 0 21600 0 0 Z N"/>
          </draw:custom-shape>
          <draw:frame draw:style-name="gr23" draw:text-style-name="P12" draw:layer="composants" svg:width="0.815cm" svg:height="0.408cm" draw:transform="rotate (1.5707963267949) translate (14.849cm 9.281cm)">
            <draw:text-box>
              <text:p><text:span text:style-name="T3">GND</text:span></text:p>
            </draw:text-box>
          </draw:frame>
          <draw:frame draw:style-name="gr24" draw:text-style-name="P12" draw:layer="composants" svg:width="0.671cm" svg:height="0.408cm" draw:transform="rotate (1.5707963267949) translate (12.81cm 10.327cm)">
            <draw:text-box>
              <text:p><text:span text:style-name="T3">A0</text:span></text:p>
            </draw:text-box>
          </draw:frame>
          <draw:frame draw:style-name="gr24" draw:text-style-name="P12" draw:layer="composants" svg:width="0.671cm" svg:height="0.408cm" draw:transform="rotate (1.5707963267949) translate (13.31cm 10.327cm)">
            <draw:text-box>
              <text:p><text:span text:style-name="T3">A2</text:span></text:p>
            </draw:text-box>
          </draw:frame>
          <draw:frame draw:style-name="gr24" draw:text-style-name="P12" draw:layer="composants" svg:width="0.671cm" svg:height="0.408cm" draw:transform="rotate (1.5707963267949) translate (13.058cm 10.325cm)">
            <draw:text-box>
              <text:p><text:span text:style-name="T3">A1</text:span></text:p>
            </draw:text-box>
          </draw:frame>
          <draw:frame draw:style-name="gr23" draw:text-style-name="P12" draw:layer="composants" svg:width="0.815cm" svg:height="0.408cm" draw:transform="rotate (1.5707963267949) translate (15.361cm 10.312cm)">
            <draw:text-box>
              <text:p><text:span text:style-name="T3">GND</text:span></text:p>
            </draw:text-box>
          </draw:frame>
          <draw:frame draw:style-name="gr24" draw:text-style-name="P12" draw:layer="composants" svg:width="0.671cm" svg:height="0.408cm" draw:transform="rotate (1.5707963267949) translate (13.585cm 10.327cm)">
            <draw:text-box>
              <text:p><text:span text:style-name="T3">A3</text:span></text:p>
            </draw:text-box>
          </draw:frame>
        </draw:g>
        <draw:frame draw:style-name="gr25" draw:text-style-name="P13" draw:layer="composants" svg:width="1.205cm" svg:height="0.489cm" draw:transform="rotate (1.5707963267949) translate (16.935cm 12.708cm)">
          <draw:text-box>
            <text:p><text:span text:style-name="T4">RESET</text:span></text:p>
          </draw:text-box>
        </draw:frame>
        <draw:g>
          <draw:custom-shape draw:style-name="gr26" draw:text-style-name="P4" draw:layer="composants" svg:width="0.998cm" svg:height="2.045cm" draw:transform="rotate (1.5707963267949) translate (16.409cm 9.536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composants" svg:width="0.08cm" svg:height="0.08cm" draw:transform="rotate (1.5707963267949) translate (16.508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7.263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7.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8.2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6.509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7.264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7.771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composants" svg:width="0.08cm" svg:height="0.08cm" draw:transform="rotate (1.5707963267949) translate (18.278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462cm 11.229cm)">
          <text:p/>
        </draw:circle>
        <draw:circle draw:style-name="gr3" draw:text-style-name="P3" draw:layer="perçages" svg:width="0.08cm" svg:height="0.08cm" draw:transform="rotate (1.5707963267949) translate (12.462cm 10.975cm)">
          <text:p/>
        </draw:circle>
        <draw:circle draw:style-name="gr3" draw:text-style-name="P3" draw:layer="perçages" svg:width="0.08cm" svg:height="0.08cm" draw:transform="rotate (1.5707963267949) translate (12.462cm 10.721cm)">
          <text:p/>
        </draw:circle>
        <draw:circle draw:style-name="gr3" draw:text-style-name="P3" draw:layer="perçages" svg:width="0.08cm" svg:height="0.08cm" draw:transform="rotate (1.5707963267949) translate (12.462cm 10.467cm)">
          <text:p/>
        </draw:circle>
        <draw:circle draw:style-name="gr3" draw:text-style-name="P3" draw:layer="perçages" svg:width="0.08cm" svg:height="0.08cm" draw:transform="rotate (1.5707963267949) translate (12.462cm 10.213cm)">
          <text:p/>
        </draw:circle>
        <draw:circle draw:style-name="gr3" draw:text-style-name="P3" draw:layer="perçages" svg:width="0.08cm" svg:height="0.08cm" draw:transform="rotate (1.5707963267949) translate (12.462cm 9.959cm)">
          <text:p/>
        </draw:circle>
        <draw:circle draw:style-name="gr3" draw:text-style-name="P3" draw:layer="perçages" svg:width="0.08cm" svg:height="0.08cm" draw:transform="rotate (1.5707963267949) translate (12.462cm 9.705cm)">
          <text:p/>
        </draw:circle>
        <draw:circle draw:style-name="gr3" draw:text-style-name="P3" draw:layer="perçages" svg:width="0.08cm" svg:height="0.08cm" draw:transform="rotate (1.5707963267949) translate (12.462cm 9.451cm)">
          <text:p/>
        </draw:circle>
        <draw:circle draw:style-name="gr3" draw:text-style-name="P3" draw:layer="perçages" svg:width="0.08cm" svg:height="0.08cm" draw:transform="rotate (1.5707963267949) translate (12.462cm 9.197cm)">
          <text:p/>
        </draw:circle>
        <draw:circle draw:style-name="gr3" draw:text-style-name="P3" draw:layer="perçages" svg:width="0.08cm" svg:height="0.08cm" draw:transform="rotate (1.5707963267949) translate (12.462cm 8.943cm)">
          <text:p/>
        </draw:circle>
        <draw:circle draw:style-name="gr3" draw:text-style-name="P3" draw:layer="perçages" svg:width="0.08cm" svg:height="0.08cm" draw:transform="rotate (1.5707963267949) translate (12.462cm 8.689cm)">
          <text:p/>
        </draw:circle>
        <draw:circle draw:style-name="gr3" draw:text-style-name="P3" draw:layer="perçages" svg:width="0.08cm" svg:height="0.08cm" draw:transform="rotate (1.5707963267949) translate (12.462cm 8.435cm)">
          <text:p/>
        </draw:circle>
        <draw:circle draw:style-name="gr3" draw:text-style-name="P3" draw:layer="perçages" svg:width="0.08cm" svg:height="0.08cm" draw:transform="rotate (1.5707963267949) translate (12.462cm 8.181cm)">
          <text:p/>
        </draw:circle>
        <draw:circle draw:style-name="gr3" draw:text-style-name="P3" draw:layer="perçages" svg:width="0.08cm" svg:height="0.08cm" draw:transform="rotate (1.5707963267949) translate (12.462cm 7.927cm)">
          <text:p/>
        </draw:circle>
        <draw:circle draw:style-name="gr3" draw:text-style-name="P3" draw:layer="perçages" svg:width="0.08cm" svg:height="0.08cm" draw:transform="rotate (1.5707963267949) translate (12.716cm 11.229cm)">
          <text:p/>
        </draw:circle>
        <draw:circle draw:style-name="gr3" draw:text-style-name="P3" draw:layer="perçages" svg:width="0.08cm" svg:height="0.08cm" draw:transform="rotate (1.5707963267949) translate (12.716cm 10.975cm)">
          <text:p/>
        </draw:circle>
        <draw:circle draw:style-name="gr3" draw:text-style-name="P3" draw:layer="perçages" svg:width="0.08cm" svg:height="0.08cm" draw:transform="rotate (1.5707963267949) translate (12.716cm 10.721cm)">
          <text:p/>
        </draw:circle>
        <draw:circle draw:style-name="gr3" draw:text-style-name="P3" draw:layer="perçages" svg:width="0.08cm" svg:height="0.08cm" draw:transform="rotate (1.5707963267949) translate (12.716cm 10.467cm)">
          <text:p/>
        </draw:circle>
        <draw:circle draw:style-name="gr3" draw:text-style-name="P3" draw:layer="perçages" svg:width="0.08cm" svg:height="0.08cm" draw:transform="rotate (1.5707963267949) translate (12.716cm 10.213cm)">
          <text:p/>
        </draw:circle>
        <draw:circle draw:style-name="gr3" draw:text-style-name="P3" draw:layer="perçages" svg:width="0.08cm" svg:height="0.08cm" draw:transform="rotate (1.5707963267949) translate (12.716cm 9.959cm)">
          <text:p/>
        </draw:circle>
        <draw:circle draw:style-name="gr3" draw:text-style-name="P3" draw:layer="perçages" svg:width="0.08cm" svg:height="0.08cm" draw:transform="rotate (1.5707963267949) translate (12.716cm 9.705cm)">
          <text:p/>
        </draw:circle>
        <draw:circle draw:style-name="gr3" draw:text-style-name="P3" draw:layer="perçages" svg:width="0.08cm" svg:height="0.08cm" draw:transform="rotate (1.5707963267949) translate (12.716cm 9.451cm)">
          <text:p/>
        </draw:circle>
        <draw:circle draw:style-name="gr3" draw:text-style-name="P3" draw:layer="perçages" svg:width="0.08cm" svg:height="0.08cm" draw:transform="rotate (1.5707963267949) translate (12.716cm 9.197cm)">
          <text:p/>
        </draw:circle>
        <draw:circle draw:style-name="gr3" draw:text-style-name="P3" draw:layer="perçages" svg:width="0.08cm" svg:height="0.08cm" draw:transform="rotate (1.5707963267949) translate (12.716cm 8.943cm)">
          <text:p/>
        </draw:circle>
        <draw:circle draw:style-name="gr3" draw:text-style-name="P3" draw:layer="perçages" svg:width="0.08cm" svg:height="0.08cm" draw:transform="rotate (1.5707963267949) translate (12.716cm 8.689cm)">
          <text:p/>
        </draw:circle>
        <draw:circle draw:style-name="gr3" draw:text-style-name="P3" draw:layer="perçages" svg:width="0.08cm" svg:height="0.08cm" draw:transform="rotate (1.5707963267949) translate (12.716cm 8.435cm)">
          <text:p/>
        </draw:circle>
        <draw:circle draw:style-name="gr3" draw:text-style-name="P3" draw:layer="perçages" svg:width="0.08cm" svg:height="0.08cm" draw:transform="rotate (1.5707963267949) translate (12.716cm 8.181cm)">
          <text:p/>
        </draw:circle>
        <draw:circle draw:style-name="gr3" draw:text-style-name="P3" draw:layer="perçages" svg:width="0.08cm" svg:height="0.08cm" draw:transform="rotate (1.5707963267949) translate (12.716cm 7.927cm)">
          <text:p/>
        </draw:circle>
        <draw:circle draw:style-name="gr3" draw:text-style-name="P3" draw:layer="perçages" svg:width="0.08cm" svg:height="0.08cm" draw:transform="rotate (1.5707963267949) translate (12.97cm 11.229cm)">
          <text:p/>
        </draw:circle>
        <draw:circle draw:style-name="gr3" draw:text-style-name="P3" draw:layer="perçages" svg:width="0.08cm" svg:height="0.08cm" draw:transform="rotate (1.5707963267949) translate (12.97cm 10.975cm)">
          <text:p/>
        </draw:circle>
        <draw:circle draw:style-name="gr3" draw:text-style-name="P3" draw:layer="perçages" svg:width="0.08cm" svg:height="0.08cm" draw:transform="rotate (1.5707963267949) translate (12.97cm 10.721cm)">
          <text:p/>
        </draw:circle>
        <draw:circle draw:style-name="gr3" draw:text-style-name="P3" draw:layer="perçages" svg:width="0.08cm" svg:height="0.08cm" draw:transform="rotate (1.5707963267949) translate (12.97cm 10.467cm)">
          <text:p/>
        </draw:circle>
        <draw:circle draw:style-name="gr3" draw:text-style-name="P3" draw:layer="perçages" svg:width="0.08cm" svg:height="0.08cm" draw:transform="rotate (1.5707963267949) translate (12.97cm 10.213cm)">
          <text:p/>
        </draw:circle>
        <draw:circle draw:style-name="gr3" draw:text-style-name="P3" draw:layer="perçages" svg:width="0.08cm" svg:height="0.08cm" draw:transform="rotate (1.5707963267949) translate (12.97cm 9.959cm)">
          <text:p/>
        </draw:circle>
        <draw:circle draw:style-name="gr3" draw:text-style-name="P3" draw:layer="perçages" svg:width="0.08cm" svg:height="0.08cm" draw:transform="rotate (1.5707963267949) translate (12.97cm 9.705cm)">
          <text:p/>
        </draw:circle>
        <draw:circle draw:style-name="gr3" draw:text-style-name="P3" draw:layer="perçages" svg:width="0.08cm" svg:height="0.08cm" draw:transform="rotate (1.5707963267949) translate (12.97cm 9.451cm)">
          <text:p/>
        </draw:circle>
        <draw:circle draw:style-name="gr3" draw:text-style-name="P3" draw:layer="perçages" svg:width="0.08cm" svg:height="0.08cm" draw:transform="rotate (1.5707963267949) translate (12.97cm 9.197cm)">
          <text:p/>
        </draw:circle>
        <draw:circle draw:style-name="gr3" draw:text-style-name="P3" draw:layer="perçages" svg:width="0.08cm" svg:height="0.08cm" draw:transform="rotate (1.5707963267949) translate (12.97cm 8.943cm)">
          <text:p/>
        </draw:circle>
        <draw:circle draw:style-name="gr3" draw:text-style-name="P3" draw:layer="perçages" svg:width="0.08cm" svg:height="0.08cm" draw:transform="rotate (1.5707963267949) translate (12.97cm 8.689cm)">
          <text:p/>
        </draw:circle>
        <draw:circle draw:style-name="gr3" draw:text-style-name="P3" draw:layer="perçages" svg:width="0.08cm" svg:height="0.08cm" draw:transform="rotate (1.5707963267949) translate (12.97cm 8.435cm)">
          <text:p/>
        </draw:circle>
        <draw:circle draw:style-name="gr3" draw:text-style-name="P3" draw:layer="perçages" svg:width="0.08cm" svg:height="0.08cm" draw:transform="rotate (1.5707963267949) translate (12.97cm 8.181cm)">
          <text:p/>
        </draw:circle>
        <draw:circle draw:style-name="gr3" draw:text-style-name="P3" draw:layer="perçages" svg:width="0.08cm" svg:height="0.08cm" draw:transform="rotate (1.5707963267949) translate (12.97cm 7.927cm)">
          <text:p/>
        </draw:circle>
        <draw:circle draw:style-name="gr3" draw:text-style-name="P3" draw:layer="perçages" svg:width="0.08cm" svg:height="0.08cm" draw:transform="rotate (1.5707963267949) translate (13.224cm 11.229cm)">
          <text:p/>
        </draw:circle>
        <draw:circle draw:style-name="gr3" draw:text-style-name="P3" draw:layer="perçages" svg:width="0.08cm" svg:height="0.08cm" draw:transform="rotate (1.5707963267949) translate (13.224cm 10.975cm)">
          <text:p/>
        </draw:circle>
        <draw:circle draw:style-name="gr3" draw:text-style-name="P3" draw:layer="perçages" svg:width="0.08cm" svg:height="0.08cm" draw:transform="rotate (1.5707963267949) translate (13.224cm 10.721cm)">
          <text:p/>
        </draw:circle>
        <draw:circle draw:style-name="gr3" draw:text-style-name="P3" draw:layer="perçages" svg:width="0.08cm" svg:height="0.08cm" draw:transform="rotate (1.5707963267949) translate (13.224cm 10.467cm)">
          <text:p/>
        </draw:circle>
        <draw:circle draw:style-name="gr3" draw:text-style-name="P3" draw:layer="perçages" svg:width="0.08cm" svg:height="0.08cm" draw:transform="rotate (1.5707963267949) translate (13.224cm 10.213cm)">
          <text:p/>
        </draw:circle>
        <draw:circle draw:style-name="gr3" draw:text-style-name="P3" draw:layer="perçages" svg:width="0.08cm" svg:height="0.08cm" draw:transform="rotate (1.5707963267949) translate (13.224cm 9.959cm)">
          <text:p/>
        </draw:circle>
        <draw:circle draw:style-name="gr3" draw:text-style-name="P3" draw:layer="perçages" svg:width="0.08cm" svg:height="0.08cm" draw:transform="rotate (1.5707963267949) translate (13.224cm 9.705cm)">
          <text:p/>
        </draw:circle>
        <draw:circle draw:style-name="gr3" draw:text-style-name="P3" draw:layer="perçages" svg:width="0.08cm" svg:height="0.08cm" draw:transform="rotate (1.5707963267949) translate (13.224cm 9.451cm)">
          <text:p/>
        </draw:circle>
        <draw:circle draw:style-name="gr3" draw:text-style-name="P3" draw:layer="perçages" svg:width="0.08cm" svg:height="0.08cm" draw:transform="rotate (1.5707963267949) translate (13.224cm 9.197cm)">
          <text:p/>
        </draw:circle>
        <draw:circle draw:style-name="gr3" draw:text-style-name="P3" draw:layer="perçages" svg:width="0.08cm" svg:height="0.08cm" draw:transform="rotate (1.5707963267949) translate (13.224cm 8.943cm)">
          <text:p/>
        </draw:circle>
        <draw:circle draw:style-name="gr3" draw:text-style-name="P3" draw:layer="perçages" svg:width="0.08cm" svg:height="0.08cm" draw:transform="rotate (1.5707963267949) translate (13.224cm 8.689cm)">
          <text:p/>
        </draw:circle>
        <draw:circle draw:style-name="gr3" draw:text-style-name="P3" draw:layer="perçages" svg:width="0.08cm" svg:height="0.08cm" draw:transform="rotate (1.5707963267949) translate (13.224cm 8.435cm)">
          <text:p/>
        </draw:circle>
        <draw:circle draw:style-name="gr3" draw:text-style-name="P3" draw:layer="perçages" svg:width="0.08cm" svg:height="0.08cm" draw:transform="rotate (1.5707963267949) translate (13.224cm 8.181cm)">
          <text:p/>
        </draw:circle>
        <draw:circle draw:style-name="gr3" draw:text-style-name="P3" draw:layer="perçages" svg:width="0.08cm" svg:height="0.08cm" draw:transform="rotate (1.5707963267949) translate (13.224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732cm 11.229cm)">
          <text:p/>
        </draw:circle>
        <draw:circle draw:style-name="gr3" draw:text-style-name="P3" draw:layer="perçages" svg:width="0.08cm" svg:height="0.08cm" draw:transform="rotate (1.5707963267949) translate (13.732cm 10.975cm)">
          <text:p/>
        </draw:circle>
        <draw:circle draw:style-name="gr3" draw:text-style-name="P3" draw:layer="perçages" svg:width="0.08cm" svg:height="0.08cm" draw:transform="rotate (1.5707963267949) translate (13.732cm 10.721cm)">
          <text:p/>
        </draw:circle>
        <draw:circle draw:style-name="gr3" draw:text-style-name="P3" draw:layer="perçages" svg:width="0.08cm" svg:height="0.08cm" draw:transform="rotate (1.5707963267949) translate (13.732cm 10.467cm)">
          <text:p/>
        </draw:circle>
        <draw:circle draw:style-name="gr3" draw:text-style-name="P3" draw:layer="perçages" svg:width="0.08cm" svg:height="0.08cm" draw:transform="rotate (1.5707963267949) translate (13.732cm 10.213cm)">
          <text:p/>
        </draw:circle>
        <draw:circle draw:style-name="gr3" draw:text-style-name="P3" draw:layer="perçages" svg:width="0.08cm" svg:height="0.08cm" draw:transform="rotate (1.5707963267949) translate (13.732cm 9.959cm)">
          <text:p/>
        </draw:circle>
        <draw:circle draw:style-name="gr3" draw:text-style-name="P3" draw:layer="perçages" svg:width="0.08cm" svg:height="0.08cm" draw:transform="rotate (1.5707963267949) translate (13.732cm 9.705cm)">
          <text:p/>
        </draw:circle>
        <draw:circle draw:style-name="gr3" draw:text-style-name="P3" draw:layer="perçages" svg:width="0.08cm" svg:height="0.08cm" draw:transform="rotate (1.5707963267949) translate (13.732cm 9.451cm)">
          <text:p/>
        </draw:circle>
        <draw:circle draw:style-name="gr3" draw:text-style-name="P3" draw:layer="perçages" svg:width="0.08cm" svg:height="0.08cm" draw:transform="rotate (1.5707963267949) translate (13.732cm 9.197cm)">
          <text:p/>
        </draw:circle>
        <draw:circle draw:style-name="gr3" draw:text-style-name="P3" draw:layer="perçages" svg:width="0.08cm" svg:height="0.08cm" draw:transform="rotate (1.5707963267949) translate (13.732cm 8.943cm)">
          <text:p/>
        </draw:circle>
        <draw:circle draw:style-name="gr3" draw:text-style-name="P3" draw:layer="perçages" svg:width="0.08cm" svg:height="0.08cm" draw:transform="rotate (1.5707963267949) translate (13.732cm 8.689cm)">
          <text:p/>
        </draw:circle>
        <draw:circle draw:style-name="gr3" draw:text-style-name="P3" draw:layer="perçages" svg:width="0.08cm" svg:height="0.08cm" draw:transform="rotate (1.5707963267949) translate (13.732cm 8.435cm)">
          <text:p/>
        </draw:circle>
        <draw:circle draw:style-name="gr3" draw:text-style-name="P3" draw:layer="perçages" svg:width="0.08cm" svg:height="0.08cm" draw:transform="rotate (1.5707963267949) translate (13.732cm 8.181cm)">
          <text:p/>
        </draw:circle>
        <draw:circle draw:style-name="gr3" draw:text-style-name="P3" draw:layer="perçages" svg:width="0.08cm" svg:height="0.08cm" draw:transform="rotate (1.5707963267949) translate (13.732cm 7.927cm)">
          <text:p/>
        </draw:circle>
        <draw:circle draw:style-name="gr3" draw:text-style-name="P3" draw:layer="perçages" svg:width="0.08cm" svg:height="0.08cm" draw:transform="rotate (1.5707963267949) translate (13.986cm 11.229cm)">
          <text:p/>
        </draw:circle>
        <draw:circle draw:style-name="gr3" draw:text-style-name="P3" draw:layer="perçages" svg:width="0.08cm" svg:height="0.08cm" draw:transform="rotate (1.5707963267949) translate (13.986cm 10.975cm)">
          <text:p/>
        </draw:circle>
        <draw:circle draw:style-name="gr3" draw:text-style-name="P3" draw:layer="perçages" svg:width="0.08cm" svg:height="0.08cm" draw:transform="rotate (1.5707963267949) translate (13.986cm 10.721cm)">
          <text:p/>
        </draw:circle>
        <draw:circle draw:style-name="gr3" draw:text-style-name="P3" draw:layer="perçages" svg:width="0.08cm" svg:height="0.08cm" draw:transform="rotate (1.5707963267949) translate (13.986cm 10.467cm)">
          <text:p/>
        </draw:circle>
        <draw:circle draw:style-name="gr3" draw:text-style-name="P3" draw:layer="perçages" svg:width="0.08cm" svg:height="0.08cm" draw:transform="rotate (1.5707963267949) translate (13.986cm 10.213cm)">
          <text:p/>
        </draw:circle>
        <draw:circle draw:style-name="gr3" draw:text-style-name="P3" draw:layer="perçages" svg:width="0.08cm" svg:height="0.08cm" draw:transform="rotate (1.5707963267949) translate (13.986cm 9.959cm)">
          <text:p/>
        </draw:circle>
        <draw:circle draw:style-name="gr3" draw:text-style-name="P3" draw:layer="perçages" svg:width="0.08cm" svg:height="0.08cm" draw:transform="rotate (1.5707963267949) translate (13.986cm 9.705cm)">
          <text:p/>
        </draw:circle>
        <draw:circle draw:style-name="gr3" draw:text-style-name="P3" draw:layer="perçages" svg:width="0.08cm" svg:height="0.08cm" draw:transform="rotate (1.5707963267949) translate (13.986cm 9.451cm)">
          <text:p/>
        </draw:circle>
        <draw:circle draw:style-name="gr3" draw:text-style-name="P3" draw:layer="perçages" svg:width="0.08cm" svg:height="0.08cm" draw:transform="rotate (1.5707963267949) translate (13.986cm 9.197cm)">
          <text:p/>
        </draw:circle>
        <draw:circle draw:style-name="gr3" draw:text-style-name="P3" draw:layer="perçages" svg:width="0.08cm" svg:height="0.08cm" draw:transform="rotate (1.5707963267949) translate (13.986cm 8.943cm)">
          <text:p/>
        </draw:circle>
        <draw:circle draw:style-name="gr3" draw:text-style-name="P3" draw:layer="perçages" svg:width="0.08cm" svg:height="0.08cm" draw:transform="rotate (1.5707963267949) translate (13.986cm 8.689cm)">
          <text:p/>
        </draw:circle>
        <draw:circle draw:style-name="gr3" draw:text-style-name="P3" draw:layer="perçages" svg:width="0.08cm" svg:height="0.08cm" draw:transform="rotate (1.5707963267949) translate (13.986cm 8.435cm)">
          <text:p/>
        </draw:circle>
        <draw:circle draw:style-name="gr3" draw:text-style-name="P3" draw:layer="perçages" svg:width="0.08cm" svg:height="0.08cm" draw:transform="rotate (1.5707963267949) translate (13.986cm 8.181cm)">
          <text:p/>
        </draw:circle>
        <draw:circle draw:style-name="gr3" draw:text-style-name="P3" draw:layer="perçages" svg:width="0.08cm" svg:height="0.08cm" draw:transform="rotate (1.5707963267949) translate (13.986cm 7.927cm)">
          <text:p/>
        </draw:circle>
        <draw:circle draw:style-name="gr3" draw:text-style-name="P3" draw:layer="perçages" svg:width="0.08cm" svg:height="0.08cm" draw:transform="rotate (1.5707963267949) translate (14.24cm 11.229cm)">
          <text:p/>
        </draw:circle>
        <draw:circle draw:style-name="gr3" draw:text-style-name="P3" draw:layer="perçages" svg:width="0.08cm" svg:height="0.08cm" draw:transform="rotate (1.5707963267949) translate (14.24cm 10.975cm)">
          <text:p/>
        </draw:circle>
        <draw:circle draw:style-name="gr3" draw:text-style-name="P3" draw:layer="perçages" svg:width="0.08cm" svg:height="0.08cm" draw:transform="rotate (1.5707963267949) translate (14.24cm 10.721cm)">
          <text:p/>
        </draw:circle>
        <draw:circle draw:style-name="gr3" draw:text-style-name="P3" draw:layer="perçages" svg:width="0.08cm" svg:height="0.08cm" draw:transform="rotate (1.5707963267949) translate (14.24cm 10.467cm)">
          <text:p/>
        </draw:circle>
        <draw:circle draw:style-name="gr3" draw:text-style-name="P3" draw:layer="perçages" svg:width="0.08cm" svg:height="0.08cm" draw:transform="rotate (1.5707963267949) translate (14.24cm 10.213cm)">
          <text:p/>
        </draw:circle>
        <draw:circle draw:style-name="gr3" draw:text-style-name="P3" draw:layer="perçages" svg:width="0.08cm" svg:height="0.08cm" draw:transform="rotate (1.5707963267949) translate (14.24cm 9.959cm)">
          <text:p/>
        </draw:circle>
        <draw:circle draw:style-name="gr3" draw:text-style-name="P3" draw:layer="perçages" svg:width="0.08cm" svg:height="0.08cm" draw:transform="rotate (1.5707963267949) translate (14.24cm 9.705cm)">
          <text:p/>
        </draw:circle>
        <draw:circle draw:style-name="gr3" draw:text-style-name="P3" draw:layer="perçages" svg:width="0.08cm" svg:height="0.08cm" draw:transform="rotate (1.5707963267949) translate (14.24cm 9.451cm)">
          <text:p/>
        </draw:circle>
        <draw:circle draw:style-name="gr3" draw:text-style-name="P3" draw:layer="perçages" svg:width="0.08cm" svg:height="0.08cm" draw:transform="rotate (1.5707963267949) translate (14.24cm 9.197cm)">
          <text:p/>
        </draw:circle>
        <draw:circle draw:style-name="gr3" draw:text-style-name="P3" draw:layer="perçages" svg:width="0.08cm" svg:height="0.08cm" draw:transform="rotate (1.5707963267949) translate (14.24cm 8.943cm)">
          <text:p/>
        </draw:circle>
        <draw:circle draw:style-name="gr3" draw:text-style-name="P3" draw:layer="perçages" svg:width="0.08cm" svg:height="0.08cm" draw:transform="rotate (1.5707963267949) translate (14.24cm 8.689cm)">
          <text:p/>
        </draw:circle>
        <draw:circle draw:style-name="gr3" draw:text-style-name="P3" draw:layer="perçages" svg:width="0.08cm" svg:height="0.08cm" draw:transform="rotate (1.5707963267949) translate (14.24cm 8.435cm)">
          <text:p/>
        </draw:circle>
        <draw:circle draw:style-name="gr3" draw:text-style-name="P3" draw:layer="perçages" svg:width="0.08cm" svg:height="0.08cm" draw:transform="rotate (1.5707963267949) translate (14.24cm 8.181cm)">
          <text:p/>
        </draw:circle>
        <draw:circle draw:style-name="gr3" draw:text-style-name="P3" draw:layer="perçages" svg:width="0.08cm" svg:height="0.08cm" draw:transform="rotate (1.5707963267949) translate (14.24cm 7.927cm)">
          <text:p/>
        </draw:circle>
        <draw:circle draw:style-name="gr3" draw:text-style-name="P3" draw:layer="perçages" svg:width="0.08cm" svg:height="0.08cm" draw:transform="rotate (1.5707963267949) translate (14.494cm 11.229cm)">
          <text:p/>
        </draw:circle>
        <draw:circle draw:style-name="gr3" draw:text-style-name="P3" draw:layer="perçages" svg:width="0.08cm" svg:height="0.08cm" draw:transform="rotate (1.5707963267949) translate (14.494cm 10.975cm)">
          <text:p/>
        </draw:circle>
        <draw:circle draw:style-name="gr3" draw:text-style-name="P3" draw:layer="perçages" svg:width="0.08cm" svg:height="0.08cm" draw:transform="rotate (1.5707963267949) translate (14.494cm 10.721cm)">
          <text:p/>
        </draw:circle>
        <draw:circle draw:style-name="gr3" draw:text-style-name="P3" draw:layer="perçages" svg:width="0.08cm" svg:height="0.08cm" draw:transform="rotate (1.5707963267949) translate (14.494cm 10.467cm)">
          <text:p/>
        </draw:circle>
        <draw:circle draw:style-name="gr3" draw:text-style-name="P3" draw:layer="perçages" svg:width="0.08cm" svg:height="0.08cm" draw:transform="rotate (1.5707963267949) translate (14.494cm 10.213cm)">
          <text:p/>
        </draw:circle>
        <draw:circle draw:style-name="gr3" draw:text-style-name="P3" draw:layer="perçages" svg:width="0.08cm" svg:height="0.08cm" draw:transform="rotate (1.5707963267949) translate (14.494cm 9.959cm)">
          <text:p/>
        </draw:circle>
        <draw:circle draw:style-name="gr3" draw:text-style-name="P3" draw:layer="perçages" svg:width="0.08cm" svg:height="0.08cm" draw:transform="rotate (1.5707963267949) translate (14.494cm 9.705cm)">
          <text:p/>
        </draw:circle>
        <draw:circle draw:style-name="gr3" draw:text-style-name="P3" draw:layer="perçages" svg:width="0.08cm" svg:height="0.08cm" draw:transform="rotate (1.5707963267949) translate (14.494cm 9.451cm)">
          <text:p/>
        </draw:circle>
        <draw:circle draw:style-name="gr3" draw:text-style-name="P3" draw:layer="perçages" svg:width="0.08cm" svg:height="0.08cm" draw:transform="rotate (1.5707963267949) translate (14.494cm 9.197cm)">
          <text:p/>
        </draw:circle>
        <draw:circle draw:style-name="gr3" draw:text-style-name="P3" draw:layer="perçages" svg:width="0.08cm" svg:height="0.08cm" draw:transform="rotate (1.5707963267949) translate (14.494cm 8.943cm)">
          <text:p/>
        </draw:circle>
        <draw:circle draw:style-name="gr3" draw:text-style-name="P3" draw:layer="perçages" svg:width="0.08cm" svg:height="0.08cm" draw:transform="rotate (1.5707963267949) translate (14.494cm 8.689cm)">
          <text:p/>
        </draw:circle>
        <draw:circle draw:style-name="gr3" draw:text-style-name="P3" draw:layer="perçages" svg:width="0.08cm" svg:height="0.08cm" draw:transform="rotate (1.5707963267949) translate (14.494cm 8.435cm)">
          <text:p/>
        </draw:circle>
        <draw:circle draw:style-name="gr3" draw:text-style-name="P3" draw:layer="perçages" svg:width="0.08cm" svg:height="0.08cm" draw:transform="rotate (1.5707963267949) translate (14.494cm 8.181cm)">
          <text:p/>
        </draw:circle>
        <draw:circle draw:style-name="gr3" draw:text-style-name="P3" draw:layer="perçages" svg:width="0.08cm" svg:height="0.08cm" draw:transform="rotate (1.5707963267949) translate (14.494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5.002cm 11.229cm)">
          <text:p/>
        </draw:circle>
        <draw:circle draw:style-name="gr3" draw:text-style-name="P3" draw:layer="perçages" svg:width="0.08cm" svg:height="0.08cm" draw:transform="rotate (1.5707963267949) translate (15.002cm 10.975cm)">
          <text:p/>
        </draw:circle>
        <draw:circle draw:style-name="gr3" draw:text-style-name="P3" draw:layer="perçages" svg:width="0.08cm" svg:height="0.08cm" draw:transform="rotate (1.5707963267949) translate (15.002cm 10.721cm)">
          <text:p/>
        </draw:circle>
        <draw:circle draw:style-name="gr3" draw:text-style-name="P3" draw:layer="perçages" svg:width="0.08cm" svg:height="0.08cm" draw:transform="rotate (1.5707963267949) translate (15.002cm 10.467cm)">
          <text:p/>
        </draw:circle>
        <draw:circle draw:style-name="gr3" draw:text-style-name="P3" draw:layer="perçages" svg:width="0.08cm" svg:height="0.08cm" draw:transform="rotate (1.5707963267949) translate (15.002cm 10.213cm)">
          <text:p/>
        </draw:circle>
        <draw:circle draw:style-name="gr3" draw:text-style-name="P3" draw:layer="perçages" svg:width="0.08cm" svg:height="0.08cm" draw:transform="rotate (1.5707963267949) translate (15.002cm 9.959cm)">
          <text:p/>
        </draw:circle>
        <draw:circle draw:style-name="gr3" draw:text-style-name="P3" draw:layer="perçages" svg:width="0.08cm" svg:height="0.08cm" draw:transform="rotate (1.5707963267949) translate (15.002cm 9.705cm)">
          <text:p/>
        </draw:circle>
        <draw:circle draw:style-name="gr3" draw:text-style-name="P3" draw:layer="perçages" svg:width="0.08cm" svg:height="0.08cm" draw:transform="rotate (1.5707963267949) translate (15.002cm 9.451cm)">
          <text:p/>
        </draw:circle>
        <draw:circle draw:style-name="gr3" draw:text-style-name="P3" draw:layer="perçages" svg:width="0.08cm" svg:height="0.08cm" draw:transform="rotate (1.5707963267949) translate (15.002cm 9.197cm)">
          <text:p/>
        </draw:circle>
        <draw:circle draw:style-name="gr3" draw:text-style-name="P3" draw:layer="perçages" svg:width="0.08cm" svg:height="0.08cm" draw:transform="rotate (1.5707963267949) translate (15.002cm 8.943cm)">
          <text:p/>
        </draw:circle>
        <draw:circle draw:style-name="gr3" draw:text-style-name="P3" draw:layer="perçages" svg:width="0.08cm" svg:height="0.08cm" draw:transform="rotate (1.5707963267949) translate (15.002cm 8.689cm)">
          <text:p/>
        </draw:circle>
        <draw:circle draw:style-name="gr3" draw:text-style-name="P3" draw:layer="perçages" svg:width="0.08cm" svg:height="0.08cm" draw:transform="rotate (1.5707963267949) translate (15.002cm 8.435cm)">
          <text:p/>
        </draw:circle>
        <draw:circle draw:style-name="gr3" draw:text-style-name="P3" draw:layer="perçages" svg:width="0.08cm" svg:height="0.08cm" draw:transform="rotate (1.5707963267949) translate (15.002cm 8.181cm)">
          <text:p/>
        </draw:circle>
        <draw:circle draw:style-name="gr3" draw:text-style-name="P3" draw:layer="perçages" svg:width="0.08cm" svg:height="0.08cm" draw:transform="rotate (1.5707963267949) translate (15.002cm 7.927cm)">
          <text:p/>
        </draw:circle>
        <draw:circle draw:style-name="gr3" draw:text-style-name="P3" draw:layer="perçages" svg:width="0.08cm" svg:height="0.08cm" draw:transform="rotate (1.5707963267949) translate (15.256cm 11.229cm)">
          <text:p/>
        </draw:circle>
        <draw:circle draw:style-name="gr3" draw:text-style-name="P3" draw:layer="perçages" svg:width="0.08cm" svg:height="0.08cm" draw:transform="rotate (1.5707963267949) translate (15.256cm 10.975cm)">
          <text:p/>
        </draw:circle>
        <draw:circle draw:style-name="gr3" draw:text-style-name="P3" draw:layer="perçages" svg:width="0.08cm" svg:height="0.08cm" draw:transform="rotate (1.5707963267949) translate (15.256cm 10.721cm)">
          <text:p/>
        </draw:circle>
        <draw:circle draw:style-name="gr3" draw:text-style-name="P3" draw:layer="perçages" svg:width="0.08cm" svg:height="0.08cm" draw:transform="rotate (1.5707963267949) translate (15.256cm 10.467cm)">
          <text:p/>
        </draw:circle>
        <draw:circle draw:style-name="gr3" draw:text-style-name="P3" draw:layer="perçages" svg:width="0.08cm" svg:height="0.08cm" draw:transform="rotate (1.5707963267949) translate (15.256cm 10.213cm)">
          <text:p/>
        </draw:circle>
        <draw:circle draw:style-name="gr3" draw:text-style-name="P3" draw:layer="perçages" svg:width="0.08cm" svg:height="0.08cm" draw:transform="rotate (1.5707963267949) translate (15.256cm 9.959cm)">
          <text:p/>
        </draw:circle>
        <draw:circle draw:style-name="gr3" draw:text-style-name="P3" draw:layer="perçages" svg:width="0.08cm" svg:height="0.08cm" draw:transform="rotate (1.5707963267949) translate (15.256cm 9.705cm)">
          <text:p/>
        </draw:circle>
        <draw:circle draw:style-name="gr3" draw:text-style-name="P3" draw:layer="perçages" svg:width="0.08cm" svg:height="0.08cm" draw:transform="rotate (1.5707963267949) translate (15.256cm 9.451cm)">
          <text:p/>
        </draw:circle>
        <draw:circle draw:style-name="gr3" draw:text-style-name="P3" draw:layer="perçages" svg:width="0.08cm" svg:height="0.08cm" draw:transform="rotate (1.5707963267949) translate (15.256cm 9.197cm)">
          <text:p/>
        </draw:circle>
        <draw:circle draw:style-name="gr3" draw:text-style-name="P3" draw:layer="perçages" svg:width="0.08cm" svg:height="0.08cm" draw:transform="rotate (1.5707963267949) translate (15.256cm 8.943cm)">
          <text:p/>
        </draw:circle>
        <draw:circle draw:style-name="gr3" draw:text-style-name="P3" draw:layer="perçages" svg:width="0.08cm" svg:height="0.08cm" draw:transform="rotate (1.5707963267949) translate (15.256cm 8.689cm)">
          <text:p/>
        </draw:circle>
        <draw:circle draw:style-name="gr3" draw:text-style-name="P3" draw:layer="perçages" svg:width="0.08cm" svg:height="0.08cm" draw:transform="rotate (1.5707963267949) translate (15.256cm 8.435cm)">
          <text:p/>
        </draw:circle>
        <draw:circle draw:style-name="gr3" draw:text-style-name="P3" draw:layer="perçages" svg:width="0.08cm" svg:height="0.08cm" draw:transform="rotate (1.5707963267949) translate (15.256cm 8.181cm)">
          <text:p/>
        </draw:circle>
        <draw:circle draw:style-name="gr3" draw:text-style-name="P3" draw:layer="perçages" svg:width="0.08cm" svg:height="0.08cm" draw:transform="rotate (1.5707963267949) translate (15.256cm 7.927cm)">
          <text:p/>
        </draw:circle>
        <draw:circle draw:style-name="gr3" draw:text-style-name="P3" draw:layer="perçages" svg:width="0.08cm" svg:height="0.08cm" draw:transform="rotate (1.5707963267949) translate (15.51cm 11.229cm)">
          <text:p/>
        </draw:circle>
        <draw:circle draw:style-name="gr3" draw:text-style-name="P3" draw:layer="perçages" svg:width="0.08cm" svg:height="0.08cm" draw:transform="rotate (1.5707963267949) translate (15.51cm 10.975cm)">
          <text:p/>
        </draw:circle>
        <draw:circle draw:style-name="gr3" draw:text-style-name="P3" draw:layer="perçages" svg:width="0.08cm" svg:height="0.08cm" draw:transform="rotate (1.5707963267949) translate (15.51cm 10.721cm)">
          <text:p/>
        </draw:circle>
        <draw:circle draw:style-name="gr3" draw:text-style-name="P3" draw:layer="perçages" svg:width="0.08cm" svg:height="0.08cm" draw:transform="rotate (1.5707963267949) translate (15.51cm 10.467cm)">
          <text:p/>
        </draw:circle>
        <draw:circle draw:style-name="gr3" draw:text-style-name="P3" draw:layer="perçages" svg:width="0.08cm" svg:height="0.08cm" draw:transform="rotate (1.5707963267949) translate (15.51cm 10.213cm)">
          <text:p/>
        </draw:circle>
        <draw:circle draw:style-name="gr3" draw:text-style-name="P3" draw:layer="perçages" svg:width="0.08cm" svg:height="0.08cm" draw:transform="rotate (1.5707963267949) translate (15.51cm 9.959cm)">
          <text:p/>
        </draw:circle>
        <draw:circle draw:style-name="gr3" draw:text-style-name="P3" draw:layer="perçages" svg:width="0.08cm" svg:height="0.08cm" draw:transform="rotate (1.5707963267949) translate (15.51cm 9.705cm)">
          <text:p/>
        </draw:circle>
        <draw:circle draw:style-name="gr3" draw:text-style-name="P3" draw:layer="perçages" svg:width="0.08cm" svg:height="0.08cm" draw:transform="rotate (1.5707963267949) translate (15.51cm 9.451cm)">
          <text:p/>
        </draw:circle>
        <draw:circle draw:style-name="gr3" draw:text-style-name="P3" draw:layer="perçages" svg:width="0.08cm" svg:height="0.08cm" draw:transform="rotate (1.5707963267949) translate (15.51cm 9.197cm)">
          <text:p/>
        </draw:circle>
        <draw:circle draw:style-name="gr3" draw:text-style-name="P3" draw:layer="perçages" svg:width="0.08cm" svg:height="0.08cm" draw:transform="rotate (1.5707963267949) translate (15.51cm 8.943cm)">
          <text:p/>
        </draw:circle>
        <draw:circle draw:style-name="gr3" draw:text-style-name="P3" draw:layer="perçages" svg:width="0.08cm" svg:height="0.08cm" draw:transform="rotate (1.5707963267949) translate (15.51cm 8.689cm)">
          <text:p/>
        </draw:circle>
        <draw:circle draw:style-name="gr3" draw:text-style-name="P3" draw:layer="perçages" svg:width="0.08cm" svg:height="0.08cm" draw:transform="rotate (1.5707963267949) translate (15.51cm 8.435cm)">
          <text:p/>
        </draw:circle>
        <draw:circle draw:style-name="gr3" draw:text-style-name="P3" draw:layer="perçages" svg:width="0.08cm" svg:height="0.08cm" draw:transform="rotate (1.5707963267949) translate (15.51cm 8.181cm)">
          <text:p/>
        </draw:circle>
        <draw:circle draw:style-name="gr3" draw:text-style-name="P3" draw:layer="perçages" svg:width="0.08cm" svg:height="0.08cm" draw:transform="rotate (1.5707963267949) translate (15.51cm 7.927cm)">
          <text:p/>
        </draw:circle>
        <draw:circle draw:style-name="gr3" draw:text-style-name="P3" draw:layer="perçages" svg:width="0.08cm" svg:height="0.08cm" draw:transform="rotate (1.5707963267949) translate (15.764cm 11.229cm)">
          <text:p/>
        </draw:circle>
        <draw:circle draw:style-name="gr3" draw:text-style-name="P3" draw:layer="perçages" svg:width="0.08cm" svg:height="0.08cm" draw:transform="rotate (1.5707963267949) translate (15.764cm 10.975cm)">
          <text:p/>
        </draw:circle>
        <draw:circle draw:style-name="gr3" draw:text-style-name="P3" draw:layer="perçages" svg:width="0.08cm" svg:height="0.08cm" draw:transform="rotate (1.5707963267949) translate (15.764cm 10.721cm)">
          <text:p/>
        </draw:circle>
        <draw:circle draw:style-name="gr3" draw:text-style-name="P3" draw:layer="perçages" svg:width="0.08cm" svg:height="0.08cm" draw:transform="rotate (1.5707963267949) translate (15.764cm 10.467cm)">
          <text:p/>
        </draw:circle>
        <draw:circle draw:style-name="gr3" draw:text-style-name="P3" draw:layer="perçages" svg:width="0.08cm" svg:height="0.08cm" draw:transform="rotate (1.5707963267949) translate (15.764cm 10.213cm)">
          <text:p/>
        </draw:circle>
        <draw:circle draw:style-name="gr3" draw:text-style-name="P3" draw:layer="perçages" svg:width="0.08cm" svg:height="0.08cm" draw:transform="rotate (1.5707963267949) translate (15.764cm 9.959cm)">
          <text:p/>
        </draw:circle>
        <draw:circle draw:style-name="gr3" draw:text-style-name="P3" draw:layer="perçages" svg:width="0.08cm" svg:height="0.08cm" draw:transform="rotate (1.5707963267949) translate (15.764cm 9.705cm)">
          <text:p/>
        </draw:circle>
        <draw:circle draw:style-name="gr3" draw:text-style-name="P3" draw:layer="perçages" svg:width="0.08cm" svg:height="0.08cm" draw:transform="rotate (1.5707963267949) translate (15.764cm 9.451cm)">
          <text:p/>
        </draw:circle>
        <draw:circle draw:style-name="gr3" draw:text-style-name="P3" draw:layer="perçages" svg:width="0.08cm" svg:height="0.08cm" draw:transform="rotate (1.5707963267949) translate (15.764cm 9.197cm)">
          <text:p/>
        </draw:circle>
        <draw:circle draw:style-name="gr3" draw:text-style-name="P3" draw:layer="perçages" svg:width="0.08cm" svg:height="0.08cm" draw:transform="rotate (1.5707963267949) translate (15.764cm 8.943cm)">
          <text:p/>
        </draw:circle>
        <draw:circle draw:style-name="gr3" draw:text-style-name="P3" draw:layer="perçages" svg:width="0.08cm" svg:height="0.08cm" draw:transform="rotate (1.5707963267949) translate (15.764cm 8.689cm)">
          <text:p/>
        </draw:circle>
        <draw:circle draw:style-name="gr3" draw:text-style-name="P3" draw:layer="perçages" svg:width="0.08cm" svg:height="0.08cm" draw:transform="rotate (1.5707963267949) translate (15.764cm 8.435cm)">
          <text:p/>
        </draw:circle>
        <draw:circle draw:style-name="gr3" draw:text-style-name="P3" draw:layer="perçages" svg:width="0.08cm" svg:height="0.08cm" draw:transform="rotate (1.5707963267949) translate (15.764cm 8.181cm)">
          <text:p/>
        </draw:circle>
        <draw:circle draw:style-name="gr3" draw:text-style-name="P3" draw:layer="perçages" svg:width="0.08cm" svg:height="0.08cm" draw:transform="rotate (1.5707963267949) translate (15.764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ustom-shape draw:style-name="gr27" draw:text-style-name="P14" draw:layer="composants" svg:width="3.361cm" svg:height="0.5cm" draw:transform="rotate (1.5707963267949) translate (18.59cm 11.263cm)">
          <text:p><text:span text:style-name="T5">NanoWatchdog 2015.1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composants" svg:width="1.64cm" svg:height="0.5cm" draw:transform="rotate (-3.14159265358979) translate (13.878cm 8.387cm)">
          <text:p><text:span text:style-name="T5">PCB v5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composants" svg:width="0.264cm" svg:height="0.502cm" draw:transform="rotate (1.5707963267949) translate (16.942cm 10.8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cm 10.7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4cm 10.7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circuit imprimé" svg:x1="19.844cm" svg:y1="10.572cm" svg:x2="19.844cm" svg:y2="8.528cm">
          <text:p/>
        </draw:line>
        <draw:g>
          <draw:path draw:style-name="gr29" draw:text-style-name="P15" draw:layer="composants" svg:width="0.555cm" svg:height="0.35cm" svg:x="20.223cm" svg:y="8.847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8cm 8.942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14" draw:text-style-name="P3" draw:layer="composants" svg:x1="19.826cm" svg:y1="8.896cm" svg:x2="20.229cm" svg:y2="8.896cm">
            <text:p/>
          </draw:line>
          <draw:custom-shape draw:style-name="gr6" draw:text-style-name="P5" draw:layer="composants" svg:width="0.08cm" svg:height="0.08cm" draw:transform="rotate (1.5707963267949) translate (19.537cm 9.198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14" draw:text-style-name="P3" draw:layer="composants" svg:x1="19.565cm" svg:y1="9.152cm" svg:x2="20.229cm" svg:y2="9.152cm">
            <text:p/>
          </draw:line>
        </draw:g>
        <draw:g>
          <draw:path draw:style-name="gr30" draw:text-style-name="P16" draw:layer="composants" svg:width="0.555cm" svg:height="0.35cm" svg:x="20.223cm" svg:y="9.37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1cm 9.447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14" draw:text-style-name="P3" draw:layer="composants" svg:x1="19.819cm" svg:y1="9.401cm" svg:x2="20.222cm" svg:y2="9.401cm">
            <text:p/>
          </draw:line>
          <draw:custom-shape draw:style-name="gr6" draw:text-style-name="P5" draw:layer="composants" svg:width="0.08cm" svg:height="0.08cm" draw:transform="rotate (1.5707963267949) translate (19.53cm 9.703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14" draw:text-style-name="P3" draw:layer="composants" svg:x1="19.558cm" svg:y1="9.657cm" svg:x2="20.222cm" svg:y2="9.657cm">
            <text:p/>
          </draw:line>
        </draw:g>
        <draw:g>
          <draw:path draw:style-name="gr31" draw:text-style-name="P17" draw:layer="composants" svg:width="0.555cm" svg:height="0.35cm" svg:x="20.229cm" svg:y="9.86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6cm 9.958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14" draw:text-style-name="P3" draw:layer="composants" svg:x1="19.824cm" svg:y1="9.912cm" svg:x2="20.227cm" svg:y2="9.912cm">
            <text:p/>
          </draw:line>
          <draw:custom-shape draw:style-name="gr6" draw:text-style-name="P5" draw:layer="composants" svg:width="0.08cm" svg:height="0.08cm" draw:transform="rotate (1.5707963267949) translate (19.535cm 10.214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14" draw:text-style-name="P3" draw:layer="composants" svg:x1="19.563cm" svg:y1="10.168cm" svg:x2="20.227cm" svg:y2="10.168cm">
            <text:p/>
          </draw:line>
        </draw:g>
        <draw:line draw:style-name="gr8" draw:text-style-name="P3" draw:layer="coupures" svg:x1="19.737cm" svg:y1="9.539cm" svg:x2="19.926cm" svg:y2="9.539cm">
          <text:p/>
        </draw:line>
        <draw:line draw:style-name="gr8" draw:text-style-name="P3" draw:layer="coupures" svg:x1="19.76cm" svg:y1="9.028cm" svg:x2="19.949cm" svg:y2="9.028cm">
          <text:p/>
        </draw:line>
        <draw:g>
          <draw:custom-shape draw:style-name="gr10" draw:text-style-name="P6" draw:layer="straps" svg:width="0.08cm" svg:height="0.08cm" draw:transform="rotate (1.5707963267949) translate (15.001cm 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9.555cm 8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8cm" svg:y1="7.895cm" svg:x2="18.589cm" svg:y2="7.895cm">
            <text:p/>
          </draw:line>
          <draw:line draw:style-name="gr11" draw:text-style-name="P3" draw:layer="straps" svg:x1="19.594cm" svg:y1="8.653cm" svg:x2="18.578cm" svg:y2="7.894cm">
            <text:p/>
          </draw:line>
        </draw:g>
        <draw:custom-shape draw:style-name="gr10" draw:text-style-name="P6" draw:layer="straps" svg:width="0.08cm" svg:height="0.08cm" draw:transform="rotate (1.5707963267949) translate (12.96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8cm 8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2.997cm" svg:y1="11.673cm" svg:x2="12.997cm" svg:y2="11.187cm">
          <text:p/>
        </draw:line>
        <draw:line draw:style-name="gr11" draw:text-style-name="P3" draw:layer="straps" svg:x1="12.998cm" svg:y1="11.662cm" svg:x2="17.578cm" svg:y2="11.663cm">
          <text:p/>
        </draw:line>
        <draw:line draw:style-name="gr11" draw:text-style-name="P3" draw:layer="straps" svg:x1="19.838cm" svg:y1="8.652cm" svg:x2="17.578cm" svg:y2="11.673cm">
          <text:p/>
        </draw:line>
        <draw:line draw:style-name="gr11" draw:text-style-name="P18" draw:layer="straps" svg:x1="12.998cm" svg:y1="11.662cm" svg:x2="17.601cm" svg:y2="11.662cm">
          <text:p/>
        </draw:line>
        <draw:custom-shape draw:style-name="gr10" draw:text-style-name="P6" draw:layer="straps" svg:width="0.08cm" svg:height="0.08cm" draw:transform="rotate (1.5707963267949) translate (19.792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2cm 9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3.229cm 11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261cm" svg:y1="11.526cm" svg:x2="13.261cm" svg:y2="11.184cm">
          <text:p/>
        </draw:line>
        <draw:line draw:style-name="gr11" draw:text-style-name="P18" draw:layer="straps" svg:x1="13.259cm" svg:y1="11.521cm" svg:x2="18.066cm" svg:y2="11.521cm">
          <text:p/>
        </draw:line>
        <draw:line draw:style-name="gr11" draw:text-style-name="P3" draw:layer="straps" svg:x1="19.861cm" svg:y1="9.119cm" svg:x2="18.067cm" svg:y2="11.514cm">
          <text:p/>
        </draw:line>
        <draw:custom-shape draw:style-name="gr10" draw:text-style-name="P6" draw:layer="straps" svg:width="0.08cm" svg:height="0.08cm" draw:transform="rotate (1.5707963267949) translate (13.479cm 11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513cm" svg:y1="11.355cm" svg:x2="13.512cm" svg:y2="11.192cm">
          <text:p/>
        </draw:line>
        <draw:line draw:style-name="gr11" draw:text-style-name="P18" draw:layer="straps" svg:x1="13.52cm" svg:y1="11.345cm" svg:x2="18.566cm" svg:y2="11.345cm">
          <text:p/>
        </draw:line>
        <draw:frame draw:style-name="gr32" draw:text-style-name="P12" draw:layer="perçages" svg:width="0.578cm" svg:height="0.408cm" svg:x="11.991cm" svg:y="7.336cm">
          <draw:text-box>
            <text:p text:style-name="P19">1</text:p>
          </draw:text-box>
        </draw:frame>
        <draw:frame draw:style-name="gr32" draw:text-style-name="P12" draw:layer="perçages" svg:width="0.578cm" svg:height="0.408cm" svg:x="12.243cm" svg:y="7.336cm">
          <draw:text-box>
            <text:p text:style-name="P19">2</text:p>
          </draw:text-box>
        </draw:frame>
        <draw:frame draw:style-name="gr32" draw:text-style-name="P12" draw:layer="perçages" svg:width="0.578cm" svg:height="0.408cm" svg:x="12.495cm" svg:y="7.336cm">
          <draw:text-box>
            <text:p text:style-name="P19">3</text:p>
          </draw:text-box>
        </draw:frame>
        <draw:frame draw:style-name="gr32" draw:text-style-name="P12" draw:layer="perçages" svg:width="0.578cm" svg:height="0.408cm" svg:x="12.746cm" svg:y="7.336cm">
          <draw:text-box>
            <text:p text:style-name="P19">4</text:p>
          </draw:text-box>
        </draw:frame>
        <draw:frame draw:style-name="gr32" draw:text-style-name="P12" draw:layer="perçages" svg:width="0.578cm" svg:height="0.408cm" svg:x="12.998cm" svg:y="7.336cm">
          <draw:text-box>
            <text:p text:style-name="P19">5</text:p>
          </draw:text-box>
        </draw:frame>
        <draw:frame draw:style-name="gr32" draw:text-style-name="P12" draw:layer="perçages" svg:width="0.578cm" svg:height="0.408cm" svg:x="13.25cm" svg:y="7.336cm">
          <draw:text-box>
            <text:p text:style-name="P19">6</text:p>
          </draw:text-box>
        </draw:frame>
        <draw:frame draw:style-name="gr32" draw:text-style-name="P12" draw:layer="perçages" svg:width="0.578cm" svg:height="0.408cm" svg:x="13.502cm" svg:y="7.336cm">
          <draw:text-box>
            <text:p text:style-name="P19">7</text:p>
          </draw:text-box>
        </draw:frame>
        <draw:frame draw:style-name="gr32" draw:text-style-name="P12" draw:layer="perçages" svg:width="0.578cm" svg:height="0.408cm" svg:x="13.753cm" svg:y="7.336cm">
          <draw:text-box>
            <text:p text:style-name="P19">8</text:p>
          </draw:text-box>
        </draw:frame>
        <draw:frame draw:style-name="gr32" draw:text-style-name="P12" draw:layer="perçages" svg:width="0.578cm" svg:height="0.408cm" svg:x="14.005cm" svg:y="7.336cm">
          <draw:text-box>
            <text:p text:style-name="P19">9</text:p>
          </draw:text-box>
        </draw:frame>
        <draw:frame draw:style-name="gr32" draw:text-style-name="P12" draw:layer="perçages" svg:width="0.578cm" svg:height="0.408cm" svg:x="14.257cm" svg:y="7.336cm">
          <draw:text-box>
            <text:p text:style-name="P19">0</text:p>
          </draw:text-box>
        </draw:frame>
        <draw:frame draw:style-name="gr32" draw:text-style-name="P12" draw:layer="perçages" svg:width="0.578cm" svg:height="0.408cm" svg:x="14.512cm" svg:y="7.336cm">
          <draw:text-box>
            <text:p text:style-name="P19">1</text:p>
          </draw:text-box>
        </draw:frame>
        <draw:frame draw:style-name="gr32" draw:text-style-name="P12" draw:layer="perçages" svg:width="0.578cm" svg:height="0.408cm" svg:x="14.764cm" svg:y="7.336cm">
          <draw:text-box>
            <text:p text:style-name="P19">2</text:p>
          </draw:text-box>
        </draw:frame>
        <draw:frame draw:style-name="gr32" draw:text-style-name="P12" draw:layer="perçages" svg:width="0.578cm" svg:height="0.408cm" svg:x="15.016cm" svg:y="7.336cm">
          <draw:text-box>
            <text:p text:style-name="P19">3</text:p>
          </draw:text-box>
        </draw:frame>
        <draw:frame draw:style-name="gr32" draw:text-style-name="P12" draw:layer="perçages" svg:width="0.578cm" svg:height="0.408cm" svg:x="15.267cm" svg:y="7.336cm">
          <draw:text-box>
            <text:p text:style-name="P19">4</text:p>
          </draw:text-box>
        </draw:frame>
        <draw:frame draw:style-name="gr32" draw:text-style-name="P12" draw:layer="perçages" svg:width="0.578cm" svg:height="0.408cm" svg:x="15.519cm" svg:y="7.336cm">
          <draw:text-box>
            <text:p text:style-name="P19">5</text:p>
          </draw:text-box>
        </draw:frame>
        <draw:frame draw:style-name="gr32" draw:text-style-name="P12" draw:layer="perçages" svg:width="0.578cm" svg:height="0.408cm" svg:x="15.771cm" svg:y="7.336cm">
          <draw:text-box>
            <text:p text:style-name="P19">6</text:p>
          </draw:text-box>
        </draw:frame>
        <draw:frame draw:style-name="gr32" draw:text-style-name="P12" draw:layer="perçages" svg:width="0.578cm" svg:height="0.408cm" svg:x="16.023cm" svg:y="7.336cm">
          <draw:text-box>
            <text:p text:style-name="P19">7</text:p>
          </draw:text-box>
        </draw:frame>
        <draw:frame draw:style-name="gr32" draw:text-style-name="P12" draw:layer="perçages" svg:width="0.578cm" svg:height="0.408cm" svg:x="16.274cm" svg:y="7.336cm">
          <draw:text-box>
            <text:p text:style-name="P19">8</text:p>
          </draw:text-box>
        </draw:frame>
        <draw:frame draw:style-name="gr32" draw:text-style-name="P12" draw:layer="perçages" svg:width="0.578cm" svg:height="0.408cm" svg:x="16.526cm" svg:y="7.336cm">
          <draw:text-box>
            <text:p text:style-name="P19">9</text:p>
          </draw:text-box>
        </draw:frame>
        <draw:frame draw:style-name="gr32" draw:text-style-name="P12" draw:layer="perçages" svg:width="0.578cm" svg:height="0.408cm" svg:x="16.778cm" svg:y="7.336cm">
          <draw:text-box>
            <text:p text:style-name="P19">0</text:p>
          </draw:text-box>
        </draw:frame>
        <draw:frame draw:style-name="gr32" draw:text-style-name="P12" draw:layer="perçages" svg:width="0.578cm" svg:height="0.408cm" svg:x="17.044cm" svg:y="7.336cm">
          <draw:text-box>
            <text:p text:style-name="P19">1</text:p>
          </draw:text-box>
        </draw:frame>
        <draw:frame draw:style-name="gr32" draw:text-style-name="P12" draw:layer="perçages" svg:width="0.578cm" svg:height="0.408cm" svg:x="17.296cm" svg:y="7.336cm">
          <draw:text-box>
            <text:p text:style-name="P19">2</text:p>
          </draw:text-box>
        </draw:frame>
        <draw:frame draw:style-name="gr32" draw:text-style-name="P12" draw:layer="perçages" svg:width="0.578cm" svg:height="0.408cm" svg:x="17.548cm" svg:y="7.336cm">
          <draw:text-box>
            <text:p text:style-name="P19">3</text:p>
          </draw:text-box>
        </draw:frame>
        <draw:frame draw:style-name="gr32" draw:text-style-name="P12" draw:layer="perçages" svg:width="0.578cm" svg:height="0.408cm" svg:x="17.799cm" svg:y="7.336cm">
          <draw:text-box>
            <text:p text:style-name="P19">4</text:p>
          </draw:text-box>
        </draw:frame>
        <draw:frame draw:style-name="gr32" draw:text-style-name="P12" draw:layer="perçages" svg:width="0.578cm" svg:height="0.408cm" svg:x="18.051cm" svg:y="7.336cm">
          <draw:text-box>
            <text:p text:style-name="P19">5</text:p>
          </draw:text-box>
        </draw:frame>
        <draw:frame draw:style-name="gr32" draw:text-style-name="P12" draw:layer="perçages" svg:width="0.578cm" svg:height="0.408cm" svg:x="18.303cm" svg:y="7.336cm">
          <draw:text-box>
            <text:p text:style-name="P19">6</text:p>
          </draw:text-box>
        </draw:frame>
        <draw:frame draw:style-name="gr32" draw:text-style-name="P12" draw:layer="perçages" svg:width="0.578cm" svg:height="0.408cm" svg:x="18.555cm" svg:y="7.336cm">
          <draw:text-box>
            <text:p text:style-name="P19">7</text:p>
          </draw:text-box>
        </draw:frame>
        <draw:frame draw:style-name="gr32" draw:text-style-name="P12" draw:layer="perçages" svg:width="0.578cm" svg:height="0.408cm" svg:x="18.806cm" svg:y="7.336cm">
          <draw:text-box>
            <text:p text:style-name="P19">8</text:p>
          </draw:text-box>
        </draw:frame>
        <draw:frame draw:style-name="gr32" draw:text-style-name="P12" draw:layer="perçages" svg:width="0.578cm" svg:height="0.408cm" svg:x="19.058cm" svg:y="7.336cm">
          <draw:text-box>
            <text:p text:style-name="P19">9</text:p>
          </draw:text-box>
        </draw:frame>
        <draw:frame draw:style-name="gr32" draw:text-style-name="P12" draw:layer="perçages" svg:width="0.578cm" svg:height="0.408cm" svg:x="19.287cm" svg:y="7.336cm">
          <draw:text-box>
            <text:p text:style-name="P19">0</text:p>
          </draw:text-box>
        </draw:frame>
        <draw:frame draw:style-name="gr32" draw:text-style-name="P12" draw:layer="perçages" svg:width="0.578cm" svg:height="0.408cm" svg:x="19.588cm" svg:y="7.336cm">
          <draw:text-box>
            <text:p text:style-name="P19">1</text:p>
          </draw:text-box>
        </draw:frame>
        <draw:frame draw:style-name="gr32" draw:text-style-name="P12" draw:layer="perçages" svg:width="0.578cm" svg:height="0.408cm" svg:x="19.84cm" svg:y="7.336cm">
          <draw:text-box>
            <text:p text:style-name="P19">2</text:p>
          </draw:text-box>
        </draw:frame>
        <draw:frame draw:style-name="gr32" draw:text-style-name="P12" draw:layer="perçages" svg:width="0.578cm" svg:height="0.408cm" svg:x="20.092cm" svg:y="7.336cm">
          <draw:text-box>
            <text:p text:style-name="P19">3</text:p>
          </draw:text-box>
        </draw:frame>
        <draw:frame draw:style-name="gr32" draw:text-style-name="P12" draw:layer="perçages" svg:width="0.578cm" svg:height="0.408cm" svg:x="20.343cm" svg:y="7.336cm">
          <draw:text-box>
            <text:p text:style-name="P19">4</text:p>
          </draw:text-box>
        </draw:frame>
        <draw:frame draw:style-name="gr32" draw:text-style-name="P12" draw:layer="perçages" svg:width="0.578cm" svg:height="0.408cm" svg:x="20.595cm" svg:y="7.336cm">
          <draw:text-box>
            <text:p text:style-name="P19">5</text:p>
          </draw:text-box>
        </draw:frame>
        <draw:frame draw:style-name="gr32" draw:text-style-name="P12" draw:layer="perçages" svg:width="0.578cm" svg:height="0.408cm" svg:x="20.847cm" svg:y="7.336cm">
          <draw:text-box>
            <text:p text:style-name="P19">6</text:p>
          </draw:text-box>
        </draw:frame>
        <draw:frame draw:style-name="gr32" draw:text-style-name="P12" draw:layer="perçages" svg:width="0.578cm" svg:height="0.408cm" svg:x="21.099cm" svg:y="7.336cm">
          <draw:text-box>
            <text:p text:style-name="P19">7</text:p>
          </draw:text-box>
        </draw:frame>
        <draw:frame draw:style-name="gr32" draw:text-style-name="P12" draw:layer="perçages" svg:width="0.578cm" svg:height="0.408cm" svg:x="21.35cm" svg:y="7.336cm">
          <draw:text-box>
            <text:p text:style-name="P19">8</text:p>
          </draw:text-box>
        </draw:frame>
        <draw:frame draw:style-name="gr32" draw:text-style-name="P12" draw:layer="perçages" svg:width="0.578cm" svg:height="0.408cm" svg:x="21.602cm" svg:y="7.336cm">
          <draw:text-box>
            <text:p text:style-name="P19">9</text:p>
          </draw:text-box>
        </draw:frame>
        <draw:frame draw:style-name="gr32" draw:text-style-name="P12" draw:layer="perçages" svg:width="0.578cm" svg:height="0.408cm" svg:x="21.831cm" svg:y="7.336cm">
          <draw:text-box>
            <text:p text:style-name="P19">0</text:p>
          </draw:text-box>
        </draw:frame>
        <draw:line draw:style-name="gr11" draw:text-style-name="P3" draw:layer="straps" svg:x1="19.816cm" svg:y1="9.676cm" svg:x2="18.561cm" svg:y2="11.355cm">
          <text:p/>
        </draw:line>
        <draw:g>
          <draw:custom-shape draw:style-name="gr33" draw:text-style-name="P20" draw:layer="acastillage" svg:width="0.1cm" svg:height="3.501cm" svg:x="24.091cm" svg:y="7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4" draw:text-style-name="P20" draw:layer="acastillage" svg:width="0.899cm" svg:height="3.5cm" svg:x="23.192cm" svg:y="7.801cm" svg:viewBox="0 0 900 3501" svg:d="M216 319c0 142 97 250 225 250s225-108 225-250-97-250-225-250-225 108-225 250zM237 3124c0 142 97 250 225 250s225-108 225-250-97-250-225-250-225 108-225 250zM677 2737v-2076h-677v-661h900v3501h-900v-764z">
            <text:p/>
          </draw:path>
          <draw:line draw:style-name="gr35" draw:text-style-name="P3" draw:layer="acastillage" svg:x1="24.099cm" svg:y1="8.463cm" svg:x2="24.19cm" svg:y2="8.463cm">
            <text:p/>
          </draw:line>
          <draw:line draw:style-name="gr35" draw:text-style-name="P3" draw:layer="acastillage" svg:x1="24.1cm" svg:y1="10.538cm" svg:x2="24.191cm" svg:y2="10.538cm">
            <text:p/>
          </draw:line>
        </draw:g>
        <draw:custom-shape draw:style-name="gr33" draw:text-style-name="P20" draw:layer="acastillage" svg:width="0.1cm" svg:height="3.501cm" svg:x="7.524cm" svg:y="7.8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composants" svg:width="0.3cm" svg:height="0.3cm" svg:x="6.162cm" svg:y="8.8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16" draw:layer="composants" svg:width="0.3cm" svg:height="0.3cm" svg:x="6.162cm" svg:y="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composants" svg:width="0.3cm" svg:height="0.3cm" svg:x="6.162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20" draw:layer="acastillage" svg:width="0.899cm" svg:height="3.5cm" svg:x="6.618cm" svg:y="7.8cm" svg:viewBox="0 0 900 3501" svg:d="M394 88c-85 0-150 65-150 150s65 150 150 150 150-65 150-150-65-150-150-150zM394 3121c-85 0-150 65-150 150s65 150 150 150 150-65 150-150-65-150-150-150zM657 2533v-1528h-194-463v-1005h900v3501h-900v-96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ircuit imprimé"/>
      <draw:layer draw:name="perçages"/>
      <draw:layer draw:name="composants"/>
      <draw:layer draw:name="coupures"/>
      <draw:layer draw:name="straps"/>
      <draw:layer draw:name="acastillage"/>
      <draw:layer draw:name="Cartouch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$Build-2</meta:generator>
    <meta:initial-creator>Pierre Wieser</meta:initial-creator>
    <meta:creation-date>2007-11-11T21:53:05</meta:creation-date>
    <dc:date>2015-06-17T23:52:58.552433456</dc:date>
    <meta:editing-cycles>32</meta:editing-cycles>
    <meta:editing-duration>PT9H35M52S</meta:editing-duration>
    <meta:document-statistic meta:object-count="777"/>
    <meta:user-defined meta:name="Info 1"/>
    <meta:user-defined meta:name="Info 2"/>
    <meta:user-defined meta:name="Info 3"/>
    <meta:user-defined meta:name="Info 4"/>
  </office:meta>
</office:document-meta>
</file>